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f6b8f"/>
    </style:style>
    <style:style style:name="P2" style:family="paragraph" style:parent-style-name="Standard">
      <style:text-properties officeooo:rsid="002227c8" officeooo:paragraph-rsid="002227c8"/>
    </style:style>
    <style:style style:name="P3" style:family="paragraph" style:parent-style-name="Standard">
      <style:text-properties officeooo:rsid="00248347" officeooo:paragraph-rsid="00248347"/>
    </style:style>
    <style:style style:name="P4" style:family="paragraph" style:parent-style-name="Standard">
      <style:text-properties officeooo:paragraph-rsid="00248347"/>
    </style:style>
    <style:style style:name="P5" style:family="paragraph" style:parent-style-name="Standard">
      <style:text-properties officeooo:rsid="00281a49" officeooo:paragraph-rsid="00281a49"/>
    </style:style>
    <style:style style:name="P6" style:family="paragraph" style:parent-style-name="Standard">
      <style:text-properties officeooo:rsid="00284085" officeooo:paragraph-rsid="00284085"/>
    </style:style>
    <style:style style:name="P7" style:family="paragraph" style:parent-style-name="Standard">
      <style:text-properties officeooo:rsid="00284085" officeooo:paragraph-rsid="002f922b"/>
    </style:style>
    <style:style style:name="P8" style:family="paragraph" style:parent-style-name="Standard">
      <style:text-properties officeooo:rsid="002a2d90" officeooo:paragraph-rsid="002a2d90"/>
    </style:style>
    <style:style style:name="P9" style:family="paragraph" style:parent-style-name="Standard">
      <style:text-properties officeooo:rsid="002d1005" officeooo:paragraph-rsid="002d1005"/>
    </style:style>
    <style:style style:name="P10" style:family="paragraph" style:parent-style-name="Standard">
      <style:text-properties officeooo:rsid="003251d6" officeooo:paragraph-rsid="003251d6"/>
    </style:style>
    <style:style style:name="P11" style:family="paragraph" style:parent-style-name="Standard">
      <style:text-properties officeooo:rsid="0034c85d" officeooo:paragraph-rsid="0034c85d"/>
    </style:style>
    <style:style style:name="P12" style:family="paragraph" style:parent-style-name="Standard">
      <style:text-properties officeooo:rsid="003673b4" officeooo:paragraph-rsid="003673b4"/>
    </style:style>
    <style:style style:name="P13" style:family="paragraph" style:parent-style-name="Standard">
      <style:text-properties officeooo:rsid="003a16c6" officeooo:paragraph-rsid="003a16c6"/>
    </style:style>
    <style:style style:name="P14" style:family="paragraph" style:parent-style-name="Standard">
      <style:text-properties officeooo:paragraph-rsid="003d9d39"/>
    </style:style>
    <style:style style:name="P15" style:family="paragraph" style:parent-style-name="Standard">
      <style:text-properties officeooo:paragraph-rsid="0041a679"/>
    </style:style>
    <style:style style:name="P16" style:family="paragraph" style:parent-style-name="Standard">
      <style:text-properties officeooo:rsid="0042fb36" officeooo:paragraph-rsid="0042fb36"/>
    </style:style>
    <style:style style:name="P17" style:family="paragraph" style:parent-style-name="Standard">
      <style:text-properties officeooo:rsid="004471b0" officeooo:paragraph-rsid="004471b0"/>
    </style:style>
    <style:style style:name="P18" style:family="paragraph" style:parent-style-name="Standard">
      <style:text-properties officeooo:rsid="004471b0" officeooo:paragraph-rsid="00564ed9"/>
    </style:style>
    <style:style style:name="P19" style:family="paragraph" style:parent-style-name="Standard">
      <style:text-properties officeooo:rsid="00546e5e" officeooo:paragraph-rsid="00546e5e"/>
    </style:style>
    <style:style style:name="P20" style:family="paragraph" style:parent-style-name="Standard">
      <style:text-properties officeooo:rsid="00564ed9" officeooo:paragraph-rsid="00564ed9"/>
    </style:style>
    <style:style style:name="P21" style:family="paragraph" style:parent-style-name="Standard">
      <style:text-properties officeooo:rsid="005969b9" officeooo:paragraph-rsid="005969b9"/>
    </style:style>
    <style:style style:name="P22" style:family="paragraph" style:parent-style-name="Standard">
      <style:text-properties officeooo:rsid="005969b9" officeooo:paragraph-rsid="005c07a1"/>
    </style:style>
    <style:style style:name="P23" style:family="paragraph" style:parent-style-name="Standard">
      <style:text-properties officeooo:rsid="005969b9" officeooo:paragraph-rsid="00634b0c"/>
    </style:style>
    <style:style style:name="P24" style:family="paragraph" style:parent-style-name="Standard">
      <style:text-properties officeooo:rsid="005c07a1" officeooo:paragraph-rsid="005c07a1"/>
    </style:style>
    <style:style style:name="P25" style:family="paragraph" style:parent-style-name="Standard">
      <style:text-properties officeooo:rsid="005efc6e" officeooo:paragraph-rsid="005efc6e"/>
    </style:style>
    <style:style style:name="P26" style:family="paragraph" style:parent-style-name="Standard">
      <style:text-properties officeooo:rsid="005f6c44" officeooo:paragraph-rsid="005f6c44"/>
    </style:style>
    <style:style style:name="P27" style:family="paragraph" style:parent-style-name="Standard">
      <style:text-properties officeooo:rsid="005f6c44" officeooo:paragraph-rsid="005fec0c"/>
    </style:style>
    <style:style style:name="P28" style:family="paragraph" style:parent-style-name="Standard">
      <style:text-properties officeooo:rsid="0064663b" officeooo:paragraph-rsid="0064663b"/>
    </style:style>
    <style:style style:name="P29" style:family="paragraph" style:parent-style-name="Standard">
      <style:text-properties officeooo:paragraph-rsid="0042fb36"/>
    </style:style>
    <style:style style:name="P30" style:family="paragraph" style:parent-style-name="Standard">
      <style:paragraph-properties fo:margin-left="1.251cm" fo:margin-right="0cm" fo:text-indent="0cm" style:auto-text-indent="false"/>
    </style:style>
    <style:style style:name="P31" style:family="paragraph" style:parent-style-name="Standard">
      <style:paragraph-properties fo:margin-left="1.251cm" fo:margin-right="0cm" fo:text-indent="0cm" style:auto-text-indent="false"/>
      <style:text-properties officeooo:rsid="002227c8" officeooo:paragraph-rsid="002227c8"/>
    </style:style>
    <style:style style:name="P32" style:family="paragraph" style:parent-style-name="Standard">
      <style:paragraph-properties fo:margin-left="1.251cm" fo:margin-right="0cm" fo:text-indent="0cm" style:auto-text-indent="false"/>
      <style:text-properties officeooo:rsid="002227c8" officeooo:paragraph-rsid="0022da98"/>
    </style:style>
    <style:style style:name="P33" style:family="paragraph" style:parent-style-name="Standard">
      <style:paragraph-properties fo:margin-left="1.251cm" fo:margin-right="0cm" fo:text-indent="0cm" style:auto-text-indent="false"/>
      <style:text-properties officeooo:rsid="001c9446" officeooo:paragraph-rsid="006c53ca"/>
    </style:style>
    <style:style style:name="P34" style:family="paragraph" style:parent-style-name="Standard">
      <style:paragraph-properties fo:margin-left="1.251cm" fo:margin-right="0cm" fo:text-indent="0cm" style:auto-text-indent="false"/>
      <style:text-properties officeooo:rsid="00546e5e" officeooo:paragraph-rsid="00546e5e"/>
    </style:style>
    <style:style style:name="P35" style:family="paragraph" style:parent-style-name="Standard">
      <style:paragraph-properties fo:margin-left="1.251cm" fo:margin-right="0cm" fo:text-indent="0cm" style:auto-text-indent="false"/>
      <style:text-properties officeooo:rsid="005efc6e" officeooo:paragraph-rsid="005efc6e"/>
    </style:style>
    <style:style style:name="P36" style:family="paragraph" style:parent-style-name="Standard">
      <style:paragraph-properties fo:margin-left="1.251cm" fo:margin-right="0cm" fo:text-indent="0cm" style:auto-text-indent="false"/>
      <style:text-properties officeooo:rsid="005969b9" officeooo:paragraph-rsid="005969b9"/>
    </style:style>
    <style:style style:name="P37" style:family="paragraph" style:parent-style-name="Standard">
      <style:paragraph-properties fo:margin-left="1.251cm" fo:margin-right="0cm" fo:text-indent="0cm" style:auto-text-indent="false"/>
      <style:text-properties officeooo:rsid="005c07a1" officeooo:paragraph-rsid="005c07a1"/>
    </style:style>
    <style:style style:name="P38" style:family="paragraph" style:parent-style-name="Standard">
      <style:paragraph-properties fo:margin-left="1.251cm" fo:margin-right="0cm" fo:text-indent="0cm" style:auto-text-indent="false"/>
      <style:text-properties officeooo:paragraph-rsid="006c53ca"/>
    </style:style>
    <style:style style:name="P39" style:family="paragraph" style:parent-style-name="Text_20_body">
      <style:paragraph-properties fo:margin-left="1.251cm" fo:margin-right="0cm" fo:text-indent="0cm" style:auto-text-indent="false"/>
      <style:text-properties officeooo:rsid="006c53ca" officeooo:paragraph-rsid="006c53ca"/>
    </style:style>
    <style:style style:name="P40" style:family="paragraph" style:parent-style-name="Preformatted_20_Text">
      <style:text-properties officeooo:rsid="001c9446"/>
    </style:style>
    <style:style style:name="P41" style:family="paragraph" style:parent-style-name="Preformatted_20_Text">
      <style:text-properties officeooo:rsid="001e1ec4" officeooo:paragraph-rsid="001e1ec4"/>
    </style:style>
    <style:style style:name="P42" style:family="paragraph" style:parent-style-name="Preformatted_20_Text">
      <style:text-properties officeooo:rsid="00216753" officeooo:paragraph-rsid="00216753"/>
    </style:style>
    <style:style style:name="P43" style:family="paragraph" style:parent-style-name="Preformatted_20_Text">
      <style:text-properties fo:color="#ce181e" officeooo:paragraph-rsid="00216753"/>
    </style:style>
    <style:style style:name="P44" style:family="paragraph" style:parent-style-name="Preformatted_20_Text">
      <style:text-properties fo:color="#ce181e" officeooo:paragraph-rsid="005c07a1"/>
    </style:style>
    <style:style style:name="P45" style:family="paragraph" style:parent-style-name="Preformatted_20_Text">
      <style:text-properties fo:color="#ce181e" officeooo:rsid="00216753" officeooo:paragraph-rsid="00216753"/>
    </style:style>
    <style:style style:name="P46" style:family="paragraph" style:parent-style-name="Preformatted_20_Text">
      <style:text-properties officeooo:paragraph-rsid="0022da98"/>
    </style:style>
    <style:style style:name="P47" style:family="paragraph" style:parent-style-name="Preformatted_20_Text">
      <style:text-properties officeooo:rsid="002227c8" officeooo:paragraph-rsid="0022da98"/>
    </style:style>
    <style:style style:name="P48" style:family="paragraph" style:parent-style-name="Preformatted_20_Text">
      <style:text-properties officeooo:paragraph-rsid="00281a49"/>
    </style:style>
    <style:style style:name="P49" style:family="paragraph" style:parent-style-name="Preformatted_20_Text">
      <style:text-properties officeooo:paragraph-rsid="002e946e"/>
    </style:style>
    <style:style style:name="P50" style:family="paragraph" style:parent-style-name="Preformatted_20_Text">
      <style:text-properties officeooo:paragraph-rsid="003d9d39"/>
    </style:style>
    <style:style style:name="P51" style:family="paragraph" style:parent-style-name="Preformatted_20_Text">
      <style:text-properties officeooo:paragraph-rsid="005c07a1"/>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fo:font-weight="bold" officeooo:paragraph-rsid="00634b0c" style:font-weight-asian="bold" style:font-weight-complex="bold"/>
    </style:style>
    <style:style style:name="P54" style:family="paragraph" style:parent-style-name="Preformatted_20_Text">
      <style:text-properties fo:font-weight="bold" officeooo:paragraph-rsid="00695440" style:font-weight-asian="bold" style:font-weight-complex="bold"/>
    </style:style>
    <style:style style:name="P55" style:family="paragraph" style:parent-style-name="Preformatted_20_Text">
      <style:text-properties officeooo:paragraph-rsid="00634b0c"/>
    </style:style>
    <style:style style:name="P56" style:family="paragraph" style:parent-style-name="Preformatted_20_Text">
      <style:text-properties officeooo:paragraph-rsid="00663254"/>
    </style:style>
    <style:style style:name="P57" style:family="paragraph" style:parent-style-name="Preformatted_20_Text">
      <style:text-properties officeooo:paragraph-rsid="00695440"/>
    </style:style>
    <style:style style:name="P58" style:family="paragraph" style:parent-style-name="Text_20_body">
      <style:paragraph-properties fo:margin-left="0cm" fo:margin-right="0cm" fo:text-indent="0cm" style:auto-text-indent="false"/>
    </style:style>
    <style:style style:name="P59" style:family="paragraph" style:parent-style-name="Text_20_body">
      <style:text-properties officeooo:rsid="006ec9bc" officeooo:paragraph-rsid="006ec9bc"/>
    </style:style>
    <style:style style:name="P60" style:family="paragraph" style:parent-style-name="Text_20_body">
      <style:paragraph-properties fo:text-align="center" style:justify-single-word="false"/>
      <style:text-properties fo:font-style="italic" officeooo:rsid="006f7c05" officeooo:paragraph-rsid="006f7c05" style:font-style-asian="italic" style:font-style-complex="italic"/>
    </style:style>
    <style:style style:name="P61" style:family="paragraph" style:parent-style-name="Heading_20_3">
      <style:text-properties officeooo:paragraph-rsid="0022da98"/>
    </style:style>
    <style:style style:name="P62" style:family="paragraph" style:parent-style-name="Heading_20_3">
      <style:text-properties officeooo:rsid="0075110d" officeooo:paragraph-rsid="0075110d"/>
    </style:style>
    <style:style style:name="P63" style:family="paragraph" style:parent-style-name="Preformatted_20_Text">
      <style:text-properties officeooo:rsid="001c9446"/>
    </style:style>
    <style:style style:name="P64" style:family="paragraph" style:parent-style-name="Preformatted_20_Text">
      <style:text-properties officeooo:rsid="00754087" officeooo:paragraph-rsid="00754087"/>
    </style:style>
    <style:style style:name="P65" style:family="paragraph" style:parent-style-name="Preformatted_20_Text">
      <style:text-properties officeooo:rsid="00788441" officeooo:paragraph-rsid="00788441"/>
    </style:style>
    <style:style style:name="P66" style:family="paragraph" style:parent-style-name="Preformatted_20_Text">
      <style:text-properties officeooo:rsid="007a070d" officeooo:paragraph-rsid="007a070d"/>
    </style:style>
    <style:style style:name="P67" style:family="paragraph" style:parent-style-name="Preformatted_20_Text">
      <style:text-properties officeooo:paragraph-rsid="007af63f"/>
    </style:style>
    <style:style style:name="P68" style:family="paragraph" style:parent-style-name="Preformatted_20_Text">
      <style:text-properties officeooo:rsid="007af63f" officeooo:paragraph-rsid="007af63f"/>
    </style:style>
    <style:style style:name="P69" style:family="paragraph" style:parent-style-name="Preformatted_20_Text">
      <style:text-properties officeooo:rsid="007af8c9" officeooo:paragraph-rsid="007af8c9"/>
    </style:style>
    <style:style style:name="P70" style:family="paragraph" style:parent-style-name="Standard" style:list-style-name="L1"/>
    <style:style style:name="P71" style:family="paragraph" style:parent-style-name="Standard" style:list-style-name="L1">
      <style:text-properties officeooo:rsid="002240f8" officeooo:paragraph-rsid="002240f8"/>
    </style:style>
    <style:style style:name="P72" style:family="paragraph" style:parent-style-name="Standard" style:list-style-name="L2">
      <style:text-properties officeooo:paragraph-rsid="0022da98"/>
    </style:style>
    <style:style style:name="P73" style:family="paragraph" style:parent-style-name="Standard" style:list-style-name="L3">
      <style:text-properties officeooo:paragraph-rsid="0022da98"/>
    </style:style>
    <style:style style:name="P74" style:family="paragraph" style:parent-style-name="Standard" style:list-style-name="L4">
      <style:text-properties officeooo:rsid="0022da98" officeooo:paragraph-rsid="0022da98"/>
    </style:style>
    <style:style style:name="P75" style:family="paragraph" style:parent-style-name="Standard" style:list-style-name="L5">
      <style:text-properties officeooo:rsid="0026621f" officeooo:paragraph-rsid="00248347"/>
    </style:style>
    <style:style style:name="P76" style:family="paragraph" style:parent-style-name="Standard" style:list-style-name="L6">
      <style:text-properties officeooo:paragraph-rsid="00248347"/>
    </style:style>
    <style:style style:name="P77" style:family="paragraph" style:parent-style-name="Standard" style:list-style-name="L7">
      <style:text-properties officeooo:paragraph-rsid="00248347"/>
    </style:style>
    <style:style style:name="P78" style:family="paragraph" style:parent-style-name="Standard" style:list-style-name="L8">
      <style:text-properties officeooo:paragraph-rsid="00281a49"/>
    </style:style>
    <style:style style:name="P79" style:family="paragraph" style:parent-style-name="Standard" style:list-style-name="L9">
      <style:text-properties officeooo:paragraph-rsid="00281a49"/>
    </style:style>
    <style:style style:name="P80" style:family="paragraph" style:parent-style-name="Standard" style:list-style-name="L10">
      <style:text-properties officeooo:rsid="00284085" officeooo:paragraph-rsid="00284085"/>
    </style:style>
    <style:style style:name="P81" style:family="paragraph" style:parent-style-name="Standard" style:list-style-name="L11">
      <style:text-properties officeooo:rsid="002a2d90" officeooo:paragraph-rsid="002a2d90"/>
    </style:style>
    <style:style style:name="P82" style:family="paragraph" style:parent-style-name="Standard" style:list-style-name="L12">
      <style:text-properties officeooo:rsid="002a2d90" officeooo:paragraph-rsid="002a2d90"/>
    </style:style>
    <style:style style:name="P83" style:family="paragraph" style:parent-style-name="Standard" style:list-style-name="L13">
      <style:text-properties officeooo:rsid="002a2d90" officeooo:paragraph-rsid="002a2d90"/>
    </style:style>
    <style:style style:name="P84" style:family="paragraph" style:parent-style-name="Standard" style:list-style-name="L13">
      <style:text-properties officeooo:paragraph-rsid="002a2d90"/>
    </style:style>
    <style:style style:name="P85" style:family="paragraph" style:parent-style-name="Standard" style:list-style-name="L14">
      <style:text-properties officeooo:paragraph-rsid="002d1005"/>
    </style:style>
    <style:style style:name="P86" style:family="paragraph" style:parent-style-name="Standard" style:list-style-name="L15">
      <style:text-properties officeooo:paragraph-rsid="002d1005"/>
    </style:style>
    <style:style style:name="P87" style:family="paragraph" style:parent-style-name="Standard" style:list-style-name="L16">
      <style:text-properties officeooo:paragraph-rsid="002da1a1"/>
    </style:style>
    <style:style style:name="P88" style:family="paragraph" style:parent-style-name="Standard" style:list-style-name="L17">
      <style:text-properties officeooo:paragraph-rsid="002da1a1"/>
    </style:style>
    <style:style style:name="P89" style:family="paragraph" style:parent-style-name="Standard" style:list-style-name="L18">
      <style:text-properties officeooo:paragraph-rsid="002f922b"/>
    </style:style>
    <style:style style:name="P90" style:family="paragraph" style:parent-style-name="Standard" style:list-style-name="L19">
      <style:text-properties officeooo:paragraph-rsid="003673b4"/>
    </style:style>
    <style:style style:name="P91" style:family="paragraph" style:parent-style-name="Standard" style:list-style-name="L20">
      <style:text-properties officeooo:rsid="00313a40" officeooo:paragraph-rsid="00313a40"/>
    </style:style>
    <style:style style:name="P92" style:family="paragraph" style:parent-style-name="Standard" style:list-style-name="L21">
      <style:text-properties officeooo:rsid="0033514f" officeooo:paragraph-rsid="0033514f"/>
    </style:style>
    <style:style style:name="P93" style:family="paragraph" style:parent-style-name="Standard" style:list-style-name="L22">
      <style:text-properties officeooo:paragraph-rsid="0033514f"/>
    </style:style>
    <style:style style:name="P94" style:family="paragraph" style:parent-style-name="Standard" style:list-style-name="L23"/>
    <style:style style:name="P95" style:family="paragraph" style:parent-style-name="Standard" style:list-style-name="L24">
      <style:text-properties officeooo:paragraph-rsid="003673b4"/>
    </style:style>
    <style:style style:name="P96" style:family="paragraph" style:parent-style-name="Standard" style:list-style-name="L24">
      <style:text-properties officeooo:rsid="0034c85d" officeooo:paragraph-rsid="0034c85d"/>
    </style:style>
    <style:style style:name="P97" style:family="paragraph" style:parent-style-name="Standard" style:list-style-name="L25">
      <style:text-properties officeooo:paragraph-rsid="0037c28f"/>
    </style:style>
    <style:style style:name="P98" style:family="paragraph" style:parent-style-name="Standard" style:list-style-name="L26">
      <style:text-properties officeooo:paragraph-rsid="0037c28f"/>
    </style:style>
    <style:style style:name="P99" style:family="paragraph" style:parent-style-name="Standard" style:list-style-name="L27">
      <style:text-properties officeooo:paragraph-rsid="003a16c6"/>
    </style:style>
    <style:style style:name="P100" style:family="paragraph" style:parent-style-name="Standard" style:list-style-name="L28">
      <style:text-properties officeooo:paragraph-rsid="003a16c6"/>
    </style:style>
    <style:style style:name="P101" style:family="paragraph" style:parent-style-name="Standard" style:list-style-name="L29">
      <style:text-properties officeooo:paragraph-rsid="003a16c6"/>
    </style:style>
    <style:style style:name="P102" style:family="paragraph" style:parent-style-name="Standard" style:list-style-name="L30">
      <style:text-properties officeooo:paragraph-rsid="00584794"/>
    </style:style>
    <style:style style:name="P103" style:family="paragraph" style:parent-style-name="Standard" style:list-style-name="L31">
      <style:text-properties officeooo:paragraph-rsid="003d9d39"/>
    </style:style>
    <style:style style:name="P104" style:family="paragraph" style:parent-style-name="Standard" style:list-style-name="L32">
      <style:text-properties officeooo:paragraph-rsid="003d9d39"/>
    </style:style>
    <style:style style:name="P105" style:family="paragraph" style:parent-style-name="Standard" style:list-style-name="L33">
      <style:text-properties officeooo:paragraph-rsid="003d9d39"/>
    </style:style>
    <style:style style:name="P106" style:family="paragraph" style:parent-style-name="Standard" style:list-style-name="L34">
      <style:text-properties officeooo:rsid="005efc6e" officeooo:paragraph-rsid="005efc6e"/>
    </style:style>
    <style:style style:name="P107" style:family="paragraph" style:parent-style-name="Standard" style:list-style-name="L35">
      <style:text-properties officeooo:paragraph-rsid="0060fca1"/>
    </style:style>
    <style:style style:name="P108" style:family="paragraph" style:parent-style-name="Standard" style:list-style-name="L36">
      <style:text-properties officeooo:paragraph-rsid="005fec0c"/>
    </style:style>
    <style:style style:name="P109" style:family="paragraph" style:parent-style-name="Standard" style:list-style-name="L37">
      <style:text-properties officeooo:rsid="0060fca1" officeooo:paragraph-rsid="0060fca1"/>
    </style:style>
    <style:style style:name="P110" style:family="paragraph" style:parent-style-name="Standard" style:list-style-name="L38">
      <style:text-properties officeooo:paragraph-rsid="00414920"/>
    </style:style>
    <style:style style:name="P111" style:family="paragraph" style:parent-style-name="Standard" style:list-style-name="L39">
      <style:text-properties officeooo:paragraph-rsid="0041a679"/>
    </style:style>
    <style:style style:name="P112" style:family="paragraph" style:parent-style-name="Standard" style:list-style-name="L40">
      <style:text-properties officeooo:paragraph-rsid="0041a679"/>
    </style:style>
    <style:style style:name="P113" style:family="paragraph" style:parent-style-name="Standard" style:list-style-name="L41">
      <style:text-properties officeooo:paragraph-rsid="0041a679"/>
    </style:style>
    <style:style style:name="P114" style:family="paragraph" style:parent-style-name="Standard" style:list-style-name="L42">
      <style:text-properties officeooo:rsid="0041a679" officeooo:paragraph-rsid="0041a679"/>
    </style:style>
    <style:style style:name="P115" style:family="paragraph" style:parent-style-name="Standard" style:list-style-name="L43">
      <style:text-properties officeooo:paragraph-rsid="00546e5e"/>
    </style:style>
    <style:style style:name="P116" style:family="paragraph" style:parent-style-name="Standard" style:list-style-name="L44">
      <style:text-properties officeooo:rsid="00546e5e" officeooo:paragraph-rsid="00546e5e"/>
    </style:style>
    <style:style style:name="P117" style:family="paragraph" style:parent-style-name="Standard" style:list-style-name="L45">
      <style:text-properties officeooo:paragraph-rsid="00564ed9"/>
    </style:style>
    <style:style style:name="P118" style:family="paragraph" style:parent-style-name="Standard" style:list-style-name="L46">
      <style:text-properties officeooo:paragraph-rsid="00584606"/>
    </style:style>
    <style:style style:name="P119" style:family="paragraph" style:parent-style-name="Standard" style:list-style-name="L47">
      <style:text-properties officeooo:rsid="005a63af" officeooo:paragraph-rsid="005a63af"/>
    </style:style>
    <style:style style:name="P120" style:family="paragraph" style:parent-style-name="Standard" style:list-style-name="L48">
      <style:text-properties officeooo:rsid="005a63af" officeooo:paragraph-rsid="005c07a1"/>
    </style:style>
    <style:style style:name="P121" style:family="paragraph" style:parent-style-name="Standard" style:list-style-name="L49">
      <style:text-properties officeooo:paragraph-rsid="00625a34"/>
    </style:style>
    <style:style style:name="P122" style:family="paragraph" style:parent-style-name="Standard" style:list-style-name="L50"/>
    <style:style style:name="P123" style:family="paragraph" style:parent-style-name="Standard" style:list-style-name="L51">
      <style:text-properties officeooo:paragraph-rsid="00634b0c"/>
    </style:style>
    <style:style style:name="P124" style:family="paragraph" style:parent-style-name="Standard" style:list-style-name="L52">
      <style:text-properties officeooo:rsid="0064663b" officeooo:paragraph-rsid="0064663b"/>
    </style:style>
    <style:style style:name="P125" style:family="paragraph" style:parent-style-name="Standard" style:list-style-name="L53">
      <style:text-properties officeooo:paragraph-rsid="0064663b"/>
    </style:style>
    <style:style style:name="P126" style:family="paragraph" style:parent-style-name="Standard" style:list-style-name="L54">
      <style:text-properties officeooo:paragraph-rsid="0064ba7f"/>
    </style:style>
    <style:style style:name="P127" style:family="paragraph" style:parent-style-name="Standard" style:list-style-name="L55">
      <style:text-properties officeooo:paragraph-rsid="0067c195"/>
    </style:style>
    <style:style style:name="P128" style:family="paragraph" style:parent-style-name="Standard" style:list-style-name="L55">
      <style:text-properties officeooo:rsid="0064ba7f" officeooo:paragraph-rsid="0064ba7f"/>
    </style:style>
    <style:style style:name="P129" style:family="paragraph" style:parent-style-name="Standard" style:list-style-name="L56">
      <style:text-properties officeooo:paragraph-rsid="0067c195"/>
    </style:style>
    <style:style style:name="P130" style:family="paragraph" style:parent-style-name="Standard" style:list-style-name="L57">
      <style:text-properties officeooo:paragraph-rsid="00695440"/>
    </style:style>
    <style:style style:name="P131" style:family="paragraph" style:parent-style-name="Standard" style:list-style-name="L58">
      <style:text-properties officeooo:paragraph-rsid="00695440"/>
    </style:style>
    <style:style style:name="P132" style:family="paragraph" style:parent-style-name="Standard" style:list-style-name="L59">
      <style:text-properties officeooo:rsid="00695440" officeooo:paragraph-rsid="00695440"/>
    </style:style>
    <style:style style:name="P133" style:family="paragraph" style:parent-style-name="Standard">
      <style:text-properties officeooo:rsid="001cb804" officeooo:paragraph-rsid="001cb804"/>
    </style:style>
    <style:style style:name="P134" style:family="paragraph" style:parent-style-name="Standard">
      <style:text-properties officeooo:rsid="007df74b" officeooo:paragraph-rsid="007df74b"/>
    </style:style>
    <style:style style:name="P135" style:family="paragraph" style:parent-style-name="Standard">
      <style:paragraph-properties fo:margin-left="1.251cm" fo:margin-right="0cm" fo:text-indent="0cm" style:auto-text-indent="false"/>
      <style:text-properties officeooo:rsid="001c9446" officeooo:paragraph-rsid="001c9446"/>
    </style:style>
    <style:style style:name="P136" style:family="paragraph" style:parent-style-name="Standard">
      <style:paragraph-properties fo:margin-left="1.251cm" fo:margin-right="0cm" fo:text-indent="0cm" style:auto-text-indent="false"/>
      <style:text-properties fo:font-weight="normal" officeooo:rsid="001c9446" officeooo:paragraph-rsid="001c9446" style:font-weight-asian="normal" style:font-weight-complex="normal"/>
    </style:style>
    <style:style style:name="P137" style:family="paragraph" style:parent-style-name="Standard">
      <style:paragraph-properties fo:margin-left="1.251cm" fo:margin-right="0cm" fo:text-indent="0cm" style:auto-text-indent="false"/>
      <style:text-properties officeooo:paragraph-rsid="0075110d"/>
    </style:style>
    <style:style style:name="P138" style:family="paragraph" style:parent-style-name="Text_20_body">
      <style:text-properties officeooo:rsid="00788441" officeooo:paragraph-rsid="00788441"/>
    </style:style>
    <style:style style:name="P139" style:family="paragraph" style:parent-style-name="Text_20_body">
      <style:text-properties officeooo:paragraph-rsid="007a070d"/>
    </style:style>
    <style:style style:name="P140" style:family="paragraph" style:parent-style-name="Text_20_body">
      <style:text-properties officeooo:paragraph-rsid="007af8c9"/>
    </style:style>
    <style:style style:name="P141"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rsid="007a070d" officeooo:paragraph-rsid="007a070d"/>
    </style:style>
    <style:style style:name="P142"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07a070d"/>
    </style:style>
    <style:style style:name="T1" style:family="text">
      <style:text-properties officeooo:rsid="001c9446"/>
    </style:style>
    <style:style style:name="T2" style:family="text">
      <style:text-properties style:font-name="FreeMono" fo:font-weight="bold" style:font-weight-asian="bold" style:font-weight-complex="bold"/>
    </style:style>
    <style:style style:name="T3" style:family="text">
      <style:text-properties style:font-name="FreeMono" fo:font-weight="bold" officeooo:rsid="00584794" style:font-weight-asian="bold" style:font-weight-complex="bold"/>
    </style:style>
    <style:style style:name="T4" style:family="text">
      <style:text-properties style:font-name="FreeMono" fo:font-weight="bold" officeooo:rsid="0022da98" style:font-weight-asian="bold" style:font-weight-complex="bold"/>
    </style:style>
    <style:style style:name="T5" style:family="text">
      <style:text-properties style:font-name="FreeMono" fo:font-weight="bold" officeooo:rsid="00248347" style:font-weight-asian="bold" style:font-weight-complex="bold"/>
    </style:style>
    <style:style style:name="T6" style:family="text">
      <style:text-properties style:font-name="FreeMono" fo:font-weight="bold" officeooo:rsid="00281a49" style:font-weight-asian="bold" style:font-weight-complex="bold"/>
    </style:style>
    <style:style style:name="T7" style:family="text">
      <style:text-properties style:font-name="FreeMono" fo:font-weight="bold" officeooo:rsid="002a2d90" style:font-weight-asian="bold" style:font-weight-complex="bold"/>
    </style:style>
    <style:style style:name="T8" style:family="text">
      <style:text-properties style:font-name="FreeMono" fo:font-weight="bold" officeooo:rsid="002d1005" style:font-weight-asian="bold" style:font-weight-complex="bold"/>
    </style:style>
    <style:style style:name="T9" style:family="text">
      <style:text-properties style:font-name="FreeMono" fo:font-weight="bold" officeooo:rsid="002da1a1" style:font-weight-asian="bold" style:font-weight-complex="bold"/>
    </style:style>
    <style:style style:name="T10" style:family="text">
      <style:text-properties style:font-name="FreeMono" fo:font-weight="bold" officeooo:rsid="003673b4" style:font-weight-asian="bold" style:font-weight-complex="bold"/>
    </style:style>
    <style:style style:name="T11" style:family="text">
      <style:text-properties style:font-name="FreeMono" fo:font-weight="bold" officeooo:rsid="0033514f" style:font-weight-asian="bold" style:font-weight-complex="bold"/>
    </style:style>
    <style:style style:name="T12" style:family="text">
      <style:text-properties style:font-name="FreeMono" fo:font-weight="bold" officeooo:rsid="0034c85d" style:font-weight-asian="bold" style:font-weight-complex="bold"/>
    </style:style>
    <style:style style:name="T13" style:family="text">
      <style:text-properties style:font-name="FreeMono" fo:font-weight="bold" officeooo:rsid="0037c28f" style:font-weight-asian="bold" style:font-weight-complex="bold"/>
    </style:style>
    <style:style style:name="T14" style:family="text">
      <style:text-properties style:font-name="FreeMono" fo:font-weight="bold" officeooo:rsid="003a16c6" style:font-weight-asian="bold" style:font-weight-complex="bold"/>
    </style:style>
    <style:style style:name="T15" style:family="text">
      <style:text-properties style:font-name="FreeMono" fo:font-weight="bold" officeooo:rsid="003d9d39" style:font-weight-asian="bold" style:font-weight-complex="bold"/>
    </style:style>
    <style:style style:name="T16" style:family="text">
      <style:text-properties style:font-name="FreeMono" fo:font-weight="bold" officeooo:rsid="00414920" style:font-weight-asian="bold" style:font-weight-complex="bold"/>
    </style:style>
    <style:style style:name="T17" style:family="text">
      <style:text-properties style:font-name="FreeMono" fo:font-weight="bold" officeooo:rsid="0041a679" style:font-weight-asian="bold" style:font-weight-complex="bold"/>
    </style:style>
    <style:style style:name="T18" style:family="text">
      <style:text-properties style:font-name="FreeMono" fo:font-weight="bold" officeooo:rsid="00546e5e" style:font-weight-asian="bold" style:font-weight-complex="bold"/>
    </style:style>
    <style:style style:name="T19" style:family="text">
      <style:text-properties style:font-name="FreeMono" fo:font-weight="bold" officeooo:rsid="00564ed9" style:font-weight-asian="bold" style:font-weight-complex="bold"/>
    </style:style>
    <style:style style:name="T20" style:family="text">
      <style:text-properties style:font-name="FreeMono" fo:font-weight="bold" officeooo:rsid="00584606" style:font-weight-asian="bold" style:font-weight-complex="bold"/>
    </style:style>
    <style:style style:name="T21" style:family="text">
      <style:text-properties style:font-name="FreeMono" fo:font-weight="bold" officeooo:rsid="005f6c44" style:font-weight-asian="bold" style:font-weight-complex="bold"/>
    </style:style>
    <style:style style:name="T22" style:family="text">
      <style:text-properties style:font-name="FreeMono" fo:font-weight="bold" officeooo:rsid="005fec0c" style:font-weight-asian="bold" style:font-weight-complex="bold"/>
    </style:style>
    <style:style style:name="T23" style:family="text">
      <style:text-properties style:font-name="FreeMono" fo:font-weight="bold" officeooo:rsid="00625a34" style:font-weight-asian="bold" style:font-weight-complex="bold"/>
    </style:style>
    <style:style style:name="T24" style:family="text">
      <style:text-properties style:font-name="FreeMono" fo:font-weight="bold" officeooo:rsid="0064663b" style:font-weight-asian="bold" style:font-weight-complex="bold"/>
    </style:style>
    <style:style style:name="T25" style:family="text">
      <style:text-properties style:font-name="FreeMono" fo:font-weight="bold" officeooo:rsid="0064ba7f" style:font-weight-asian="bold" style:font-weight-complex="bold"/>
    </style:style>
    <style:style style:name="T26" style:family="text">
      <style:text-properties style:font-name="FreeMono" fo:font-weight="bold" officeooo:rsid="0067c195" style:font-weight-asian="bold" style:font-weight-complex="bold"/>
    </style:style>
    <style:style style:name="T27" style:family="text">
      <style:text-properties style:font-name="FreeMono" fo:font-weight="bold" officeooo:rsid="00695440" style:font-weight-asian="bold" style:font-weight-complex="bold"/>
    </style:style>
    <style:style style:name="T28" style:family="text">
      <style:text-properties style:font-name="Liberation Mono" fo:font-size="10pt" fo:font-weight="bold" style:font-size-asian="10pt" style:font-weight-asian="bold" style:font-size-complex="10pt" style:font-weight-complex="bold"/>
    </style:style>
    <style:style style:name="T29" style:family="text">
      <style:text-properties style:font-name="Liberation Mono" fo:font-size="10pt" fo:font-weight="bold" officeooo:rsid="001c9446" style:font-size-asian="10pt" style:font-weight-asian="bold" style:font-size-complex="10pt" style:font-weight-complex="bold"/>
    </style:style>
    <style:style style:name="T30" style:family="text">
      <style:text-properties style:font-name="Liberation Mono" fo:font-size="10pt" fo:font-weight="bold" officeooo:rsid="0022da98" style:font-size-asian="10pt" style:font-weight-asian="bold" style:font-size-complex="10pt" style:font-weight-complex="bold"/>
    </style:style>
    <style:style style:name="T31" style:family="text">
      <style:text-properties style:font-name="Liberation Mono" fo:font-size="10pt" style:font-size-asian="10pt" style:font-size-complex="10pt"/>
    </style:style>
    <style:style style:name="T32" style:family="text">
      <style:text-properties style:font-name="Liberation Mono" fo:font-weight="bold" officeooo:rsid="00634b0c"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officeooo:rsid="00695440" style:font-weight-asian="bold" style:font-weight-complex="bold"/>
    </style:style>
    <style:style style:name="T35" style:family="text">
      <style:text-properties fo:font-weight="bold" officeooo:rsid="00788441" style:font-weight-asian="bold" style:font-weight-complex="bold"/>
    </style:style>
    <style:style style:name="T36" style:family="text">
      <style:text-properties fo:font-weight="bold" officeooo:rsid="007af63f" style:font-weight-asian="bold" style:font-weight-complex="bold"/>
    </style:style>
    <style:style style:name="T37" style:family="text">
      <style:text-properties fo:font-weight="bold" officeooo:rsid="007af8c9" style:font-weight-asian="bold" style:font-weight-complex="bold"/>
    </style:style>
    <style:style style:name="T38" style:family="text">
      <style:text-properties officeooo:rsid="001e1ec4"/>
    </style:style>
    <style:style style:name="T39" style:family="text">
      <style:text-properties officeooo:rsid="001f6b8f"/>
    </style:style>
    <style:style style:name="T40" style:family="text">
      <style:text-properties style:text-underline-style="solid" style:text-underline-width="auto" style:text-underline-color="font-color"/>
    </style:style>
    <style:style style:name="T41" style:family="text">
      <style:text-properties officeooo:rsid="00216753"/>
    </style:style>
    <style:style style:name="T42" style:family="text">
      <style:text-properties style:use-window-font-color="true"/>
    </style:style>
    <style:style style:name="T43" style:family="text">
      <style:text-properties officeooo:rsid="0022da98"/>
    </style:style>
    <style:style style:name="T44" style:family="text">
      <style:text-properties officeooo:rsid="00231bdf"/>
    </style:style>
    <style:style style:name="T45" style:family="text">
      <style:text-properties officeooo:rsid="00248347"/>
    </style:style>
    <style:style style:name="T46" style:family="text">
      <style:text-properties officeooo:rsid="00281a49"/>
    </style:style>
    <style:style style:name="T47" style:family="text">
      <style:text-properties officeooo:rsid="002a2d90"/>
    </style:style>
    <style:style style:name="T48" style:family="text">
      <style:text-properties officeooo:rsid="002d1005"/>
    </style:style>
    <style:style style:name="T49" style:family="text">
      <style:text-properties officeooo:rsid="002da1a1"/>
    </style:style>
    <style:style style:name="T50" style:family="text">
      <style:text-properties officeooo:rsid="002e946e"/>
    </style:style>
    <style:style style:name="T51" style:family="text">
      <style:text-properties officeooo:rsid="002f922b"/>
    </style:style>
    <style:style style:name="T52" style:family="text">
      <style:text-properties fo:color="#ce181e"/>
    </style:style>
    <style:style style:name="T53" style:family="text">
      <style:text-properties fo:color="#ce181e" officeooo:rsid="003d9d39"/>
    </style:style>
    <style:style style:name="T54" style:family="text">
      <style:text-properties fo:color="#ce181e" officeooo:rsid="0064663b"/>
    </style:style>
    <style:style style:name="T55" style:family="text">
      <style:text-properties fo:color="#ce181e" officeooo:rsid="00695440"/>
    </style:style>
    <style:style style:name="T56" style:family="text">
      <style:text-properties officeooo:rsid="0033514f"/>
    </style:style>
    <style:style style:name="T57" style:family="text">
      <style:text-properties officeooo:rsid="0034c85d"/>
    </style:style>
    <style:style style:name="T58" style:family="text">
      <style:text-properties officeooo:rsid="003673b4"/>
    </style:style>
    <style:style style:name="T59" style:family="text">
      <style:text-properties officeooo:rsid="0037c28f"/>
    </style:style>
    <style:style style:name="T60" style:family="text">
      <style:text-properties officeooo:rsid="003a16c6"/>
    </style:style>
    <style:style style:name="T61" style:family="text">
      <style:text-properties officeooo:rsid="003d9d39"/>
    </style:style>
    <style:style style:name="T62" style:family="text">
      <style:text-properties officeooo:rsid="003f1e26"/>
    </style:style>
    <style:style style:name="T63" style:family="text">
      <style:text-properties officeooo:rsid="00414920"/>
    </style:style>
    <style:style style:name="T64" style:family="text">
      <style:text-properties officeooo:rsid="0041a679"/>
    </style:style>
    <style:style style:name="T65" style:family="text">
      <style:text-properties officeooo:rsid="00464d76"/>
    </style:style>
    <style:style style:name="T66" style:family="text">
      <style:text-properties officeooo:rsid="00546e5e"/>
    </style:style>
    <style:style style:name="T67" style:family="text">
      <style:text-properties officeooo:rsid="00564ed9"/>
    </style:style>
    <style:style style:name="T68" style:family="text">
      <style:text-properties officeooo:rsid="00584606"/>
    </style:style>
    <style:style style:name="T69" style:family="text">
      <style:text-properties officeooo:rsid="00593e2a"/>
    </style:style>
    <style:style style:name="T70" style:family="text">
      <style:text-properties officeooo:rsid="005e026a"/>
    </style:style>
    <style:style style:name="T71" style:family="text">
      <style:text-properties officeooo:rsid="005f6c44"/>
    </style:style>
    <style:style style:name="T72" style:family="text">
      <style:text-properties officeooo:rsid="005fec0c"/>
    </style:style>
    <style:style style:name="T73" style:family="text">
      <style:text-properties officeooo:rsid="00625a34"/>
    </style:style>
    <style:style style:name="T74" style:family="text">
      <style:text-properties officeooo:rsid="00634b0c"/>
    </style:style>
    <style:style style:name="T75" style:family="text">
      <style:text-properties officeooo:rsid="0064663b"/>
    </style:style>
    <style:style style:name="T76" style:family="text">
      <style:text-properties officeooo:rsid="0064ba7f"/>
    </style:style>
    <style:style style:name="T77" style:family="text">
      <style:text-properties officeooo:rsid="0067c195"/>
    </style:style>
    <style:style style:name="T78" style:family="text">
      <style:text-properties officeooo:rsid="00695440"/>
    </style:style>
    <style:style style:name="T79" style:family="text">
      <style:text-properties officeooo:rsid="006c53ca"/>
    </style:style>
    <style:style style:name="T80" style:family="text">
      <style:text-properties officeooo:rsid="0070f71f"/>
    </style:style>
    <style:style style:name="T81" style:family="text">
      <style:text-properties officeooo:rsid="00719215"/>
    </style:style>
    <style:style style:name="T82" style:family="text">
      <style:text-properties style:font-name="Liberation Mono" fo:font-size="10pt" fo:font-weight="bold" officeooo:rsid="0075110d" style:font-size-asian="10pt" style:font-weight-asian="bold" style:font-size-complex="10pt" style:font-weight-complex="bold"/>
    </style:style>
    <style:style style:name="T83" style:family="text">
      <style:text-properties officeooo:rsid="007527b9"/>
    </style:style>
    <style:style style:name="T84" style:family="text">
      <style:text-properties style:font-name="Liberation Sans1" fo:font-size="10pt" fo:font-weight="normal" officeooo:rsid="0075f835" style:font-size-asian="10pt" style:font-weight-asian="normal" style:font-size-complex="10pt" style:font-weight-complex="normal"/>
    </style:style>
    <style:style style:name="T85" style:family="text">
      <style:text-properties style:font-name="Liberation Sans1" fo:font-size="10pt" fo:font-weight="normal" officeooo:rsid="0075110d" style:font-size-asian="10pt" style:font-weight-asian="normal" style:font-size-complex="10pt" style:font-weight-complex="normal"/>
    </style:style>
    <style:style style:name="T86" style:family="text">
      <style:text-properties officeooo:rsid="00788441"/>
    </style:style>
    <style:style style:name="T87" style:family="text">
      <style:text-properties officeooo:rsid="007a070d"/>
    </style:style>
    <style:style style:name="T88" style:family="text">
      <style:text-properties officeooo:rsid="007af63f"/>
    </style:style>
    <style:style style:name="T89" style:family="text">
      <style:text-properties fo:color="#0d1f63" style:font-name="Liberation Mono" fo:font-size="8pt" officeooo:rsid="007af63f" style:font-name-asian="DejaVu Sans Mono" style:font-size-asian="10pt" style:font-name-complex="Liberation Mono" style:font-size-complex="10pt"/>
    </style:style>
    <style:style style:name="T90" style:family="text">
      <style:text-properties officeooo:rsid="007af8c9"/>
    </style:style>
    <style:style style:name="T91" style:family="text">
      <style:text-properties fo:font-style="italic" officeooo:rsid="007af8c9"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Angular</text:p>
      <text:p text:style-name="P60">Hervé Le Cornec herve.le.cornec@open-world-wide.com</text:p>
      <text:p text:style-name="P59">L’objectif de ce TP est d’apprendre les fondamentaux les plus importants d’Angular, ceux qui seront requis dans la très grande majorité des applications, et qui sont au cœur de son fonctionnement (asynchronisme, two-way data biding, dépendences en cascade, routage, lazy loading, emport de Bootstrap et Ng-Bootstrap, service api, service store global, pipes, <text:span text:style-name="T80">formulaire, </text:span>…). Pour ce faire on développe une application qui utilise tous ces concepts.</text:p>
      <text:p text:style-name="P59"/>
      <text:h text:style-name="Heading_20_3" text:outline-level="3">Création de l’application « myapp » :</text:h>
      <text:p text:style-name="P58"><text:tab/><text:span text:style-name="T79">Dans une console entrez les commandes suivantes :</text:span></text:p>
      <text:p text:style-name="P40"><text:span text:style-name="T38">#</text:span> ng new myapp --<text:span text:style-name="T81">routing</text:span></text:p>
      <text:p text:style-name="P40"/>
      <text:p text:style-name="P40">…………</text:p>
      <text:p text:style-name="P41"># cd myapp</text:p>
      <text:p text:style-name="P41"># ng serve</text:p>
      <text:p text:style-name="P38"><text:span text:style-name="T1">Ouvrir un onglet dans le navigateur et lui indiquer l’url </text:span><text:span text:style-name="T29">localhost:4200</text:span>, <text:span text:style-name="T1">la nouvelle application apparaît. </text:span></text:p>
      <text:p text:style-name="P38"/>
      <text:p text:style-name="P33">A noter : </text:p>
      <text:p text:style-name="Preformatted_20_Text"># ng serve --port 4561 </text:p>
      <text:p text:style-name="P135">ouvrira l’application sur <text:s/><text:span text:style-name="T28">localhost:4561</text:span></text:p>
      <text:p text:style-name="P136"><text:span text:style-name="T31"/></text:p>
      <text:p text:style-name="P137"><text:span text:style-name="T84">Editer</text:span><text:span text:style-name="T85"> </text:span><text:span text:style-name="T82">app.component.html</text:span><text:span text:style-name="T85"> et tout supprimer sauf :</text:span></text:p>
      <text:p text:style-name="P64">&lt;h1&gt;Hello&lt;/h1&gt;</text:p>
      <text:p text:style-name="Preformatted_20_Text">&lt;router-outlet&gt;&lt;/router-outlet&gt;</text:p>
      <text:p text:style-name="Standard"><text:tab/><text:span text:style-name="T83">Enregistrer le fichier, le ng serve compile et recharge la page automatiquement.</text:span></text:p>
      <text:p text:style-name="Standard"/>
      <text:h text:style-name="Heading_20_3" text:outline-level="3">Structure de base du filesystem</text:h>
      <text:p text:style-name="P39">Il est nécessaire d’utiliser l’arborescence de fichiers la plus simple possible</text:p>
      <text:p text:style-name="Preformatted_20_Text">app</text:p>
      <text:p text:style-name="Preformatted_20_Text"><text:span text:style-name="T40"><text:tab/></text:span>header</text:p>
      <text:p text:style-name="Preformatted_20_Text"><text:span text:style-name="T40"><text:tab/></text:span>pages</text:p>
      <text:p text:style-name="Preformatted_20_Text"><text:span text:style-name="T40"><text:tab/><text:tab/></text:span>home</text:p>
      <text:p text:style-name="Preformatted_20_Text"><text:span text:style-name="T40"><text:tab/><text:tab/></text:span>news</text:p>
      <text:p text:style-name="Preformatted_20_Text"><text:span text:style-name="T40"><text:tab/></text:span>lib</text:p>
      <text:p text:style-name="Preformatted_20_Text"><text:span text:style-name="T40"><text:tab/><text:tab/></text:span>class</text:p>
      <text:p text:style-name="Preformatted_20_Text"><text:span text:style-name="T40"><text:tab/><text:tab/></text:span>pipes</text:p>
      <text:p text:style-name="Preformatted_20_Text"><text:span text:style-name="T40"><text:tab/><text:tab/></text:span>services<text:line-break/><text:tab/></text:p>
      <text:p text:style-name="Preformatted_20_Text"><text:span text:style-name="T40"><text:tab/></text:span><text:span text:style-name="T39">app-routing.module.ts</text:span></text:p>
      <text:p text:style-name="Preformatted_20_Text"><text:span text:style-name="T40"><text:tab/></text:span><text:span text:style-name="T39">app.component.css</text:span></text:p>
      <text:p text:style-name="Preformatted_20_Text"><text:span text:style-name="T40"><text:tab/></text:span><text:span text:style-name="T39">app.component.html</text:span></text:p>
      <text:p text:style-name="Preformatted_20_Text"><text:span text:style-name="T40"><text:tab/></text:span><text:span text:style-name="T39">app.component.ts</text:span></text:p>
      <text:p text:style-name="Preformatted_20_Text"><text:span text:style-name="T40"><text:tab/></text:span><text:span text:style-name="T39">app.module.ts</text:span></text:p>
      <text:p text:style-name="Preformatted_20_Text"/>
      <text:p text:style-name="P1"/>
      <text:h text:style-name="P62" text:outline-level="3">Création du composant header</text:h>
      <text:p text:style-name="P39">Tout site possède un header, indépendant des pages</text:p>
      <text:p text:style-name="P42"># cd src/app</text:p>
      <text:p text:style-name="Preformatted_20_Text"># ng generate component header</text:p>
      <text:p text:style-name="Preformatted_20_Text">CREATE src/app/header/header.component.css (0 bytes)</text:p>
      <text:p text:style-name="Preformatted_20_Text">CREATE src/app/header/header.component.html (25 bytes)</text:p>
      <text:p text:style-name="Preformatted_20_Text">CREATE src/app/header/header.component.spec.ts (628 bytes)</text:p>
      <text:p text:style-name="Preformatted_20_Text"><text:soft-page-break/>CREATE src/app/header/header.component.ts (269 bytes)</text:p>
      <text:p text:style-name="P43"><text:span text:style-name="T42">UPDATE src/app/app.module.ts (475 bytes) </text:span><text:span text:style-name="T41">&lt;&lt;&lt; le composant header a été déclaré</text:span></text:p>
      <text:p text:style-name="P45"><text:tab/><text:tab/><text:tab/><text:tab/><text:tab/><text:tab/><text:tab/><text:tab/>dans app.module.ts</text:p>
      <text:p text:style-name="P133"/>
      <text:p text:style-name="P133"><text:tab/><text:span text:style-name="T86">Préparer un container dans le fichier </text:span><text:span text:style-name="T35">header.component.html</text:span><text:span text:style-name="T86"> écrire :</text:span></text:p>
      <text:p text:style-name="Preformatted_20_Text">&lt;div class="header"<text:span text:style-name="T86">&gt;&lt;/div&gt;</text:span></text:p>
      <text:p text:style-name="Standard"><text:tab/></text:p>
      <text:p text:style-name="Standard"><text:tab/><text:span text:style-name="T86">Puis déclarer la classe css dans le fichier </text:span><text:span text:style-name="T35">header.component.c</text:span><text:span text:style-name="T36">ss</text:span></text:p>
      <text:p text:style-name="Preformatted_20_Text">.<text:span text:style-name="T86">header {</text:span></text:p>
      <text:p text:style-name="Preformatted_20_Text"><text:tab/><text:span text:style-name="T86">position : fixed ;</text:span></text:p>
      <text:p text:style-name="Preformatted_20_Text"><text:tab/><text:span text:style-name="T86">top : 0 ;</text:span></text:p>
      <text:p text:style-name="P65"><text:tab/>left : 0 ;</text:p>
      <text:p text:style-name="P65"><text:tab/>z-index : 999 ;</text:p>
      <text:p text:style-name="P65"><text:tab/>width : 100 %;</text:p>
      <text:p text:style-name="P65"><text:tab/>height : 60px ;</text:p>
      <text:p text:style-name="P65"><text:tab/>background : blue ;</text:p>
      <text:p text:style-name="P65">}</text:p>
      <text:p text:style-name="P138"><text:tab/></text:p>
      <text:p text:style-name="P141">Intégrer le header dans le composant <text:span text:style-name="T33">app.component.html </text:span>:</text:p>
      <text:p text:style-name="P67">&lt;app-header&gt;&lt;/app-header&gt;</text:p>
      <text:p text:style-name="P67"><text:span text:style-name="T88">&lt;div class="</text:span><text:span text:style-name="T89">appContainer</text:span><text:span text:style-name="T88">"&gt;</text:span><text:line-break/><text:tab/><text:span text:style-name="T87">&lt;h1&gt;Hello&lt;/h1&gt;</text:span></text:p>
      <text:p text:style-name="P66"><text:tab/>&lt;router-outlet&gt;&lt;/router-outlet&gt;</text:p>
      <text:p text:style-name="P68">&lt;/div&gt;</text:p>
      <text:p text:style-name="P139"><text:tab/></text:p>
      <text:p text:style-name="P142"><text:span text:style-name="T88">Le titre « </text:span><text:span text:style-name="T90">H</text:span><text:span text:style-name="T88">ello » n’est plus visible, car il est situé sous </text:span><text:span text:style-name="T90">le header. Il faut donc encapsuler le contenu visible du </text:span><text:span text:style-name="T37">app.component.html</text:span><text:span text:style-name="T90"> dans un div de classe </text:span><text:span text:style-name="T37">appContainer</text:span><text:span text:style-name="T90"> définie ainsi :</text:span></text:p>
      <text:p text:style-name="Preformatted_20_Text">.<text:span text:style-name="T90">appContainer : {</text:span></text:p>
      <text:p text:style-name="Preformatted_20_Text"><text:tab/><text:span text:style-name="T90">margin-top : 60px ; /</text:span><text:span text:style-name="T91">*hauteur du header*/</text:span></text:p>
      <text:p text:style-name="P69">}</text:p>
      <text:p text:style-name="P140"><text:tab/></text:p>
      <text:p text:style-name="P140"><text:tab/>Enregistrer <text:span text:style-name="T87">tout </text:span>et regarder le résultat.</text:p>
      <text:h text:style-name="Heading_20_3" text:outline-level="3">Création de la page d’accueil</text:h>
      <text:p text:style-name="P39">Il s’agit de créer un composant home</text:p>
      <text:p text:style-name="Preformatted_20_Text"># mkdir pages</text:p>
      <text:p text:style-name="Preformatted_20_Text"># cd pages</text:p>
      <text:p text:style-name="Preformatted_20_Text"># ng generate component home</text:p>
      <text:p text:style-name="P31">Le composant home sera une fois encore embarqué automatiquement dans <text:span text:style-name="T2">app.module.ts</text:span>. </text:p>
      <text:p text:style-name="P2"/>
      <text:h text:style-name="Heading_20_3" text:outline-level="3">Embarquement de la page d’accueil dans le routing.module</text:h>
      <text:list xml:id="list320511270" text:style-name="L1">
        <text:list-item>
          <text:p text:style-name="P70">Déplacer l’import du composant home depuis <text:span text:style-name="T2">app.module.</text:span><text:span text:style-name="T3">ts</text:span>, vers <text:span text:style-name="T2">app-routing.module.</text:span><text:span text:style-name="T3">ts</text:span></text:p>
        </text:list-item>
        <text:list-item>
          <text:p text:style-name="P71">Renseigner la route vers home dans <text:span text:style-name="T2">app-routing.module.</text:span><text:span text:style-name="T3">ts</text:span> :</text:p>
        </text:list-item>
      </text:list>
      <text:p text:style-name="Preformatted_20_Text">const routes: Routes = [</text:p>
      <text:p text:style-name="Preformatted_20_Text"><text:tab/>{</text:p>
      <text:p text:style-name="Preformatted_20_Text"><text:tab/><text:tab/>path: '',</text:p>
      <text:p text:style-name="Preformatted_20_Text"><text:tab/><text:tab/>component: HomeComponent</text:p>
      <text:p text:style-name="Preformatted_20_Text"><text:tab/>},</text:p>
      <text:p text:style-name="Preformatted_20_Text"><text:tab/>{ </text:p>
      <text:p text:style-name="Preformatted_20_Text"><text:tab/><text:tab/>path : '**', </text:p>
      <text:p text:style-name="Preformatted_20_Text"><text:tab/><text:tab/>redirectTo : '', </text:p>
      <text:p text:style-name="Preformatted_20_Text"><text:tab/><text:tab/>pathMatch: 'full'</text:p>
      <text:p text:style-name="Preformatted_20_Text"><text:tab/>}</text:p>
      <text:p text:style-name="Preformatted_20_Text">];</text:p>
      <text:p text:style-name="Standard"/>
      <text:p text:style-name="P134"><text:tab/>Enregistrer tout et observer que le nouveau composant s’affiche dans la balise <text:span text:style-name="T33">router-outlet.</text:span></text:p>
      <text:p text:style-name="P134"/>
      <text:h text:style-name="P61" text:outline-level="3"><text:soft-page-break/>Création de la page « <text:span text:style-name="T43">news »</text:span></text:h>
      <text:p text:style-name="P39">On pratique comme pour la page home</text:p>
      <text:p text:style-name="P46"># cd pages</text:p>
      <text:p text:style-name="P46"># ng generate component <text:span text:style-name="T43">news</text:span></text:p>
      <text:p text:style-name="P32">Le composant home sera une fois encore embarqué automatiquement dans <text:span text:style-name="T2">app.module.ts</text:span>. <text:span text:style-name="T43">On le déplace dans le </text:span><text:span text:style-name="T4">app-routing.module.ts</text:span><text:span text:style-name="T43">, comme on l’a fait pour la page home, et on y déclare une route « news ».</text:span></text:p>
      <text:p text:style-name="P46"><text:tab/>...</text:p>
      <text:p text:style-name="P46"><text:tab/>{</text:p>
      <text:p text:style-name="P46"><text:tab/><text:tab/>path: '<text:span text:style-name="T43">news</text:span>',</text:p>
      <text:p text:style-name="P46"><text:tab/><text:tab/>component: <text:span text:style-name="T43">News</text:span>Component</text:p>
      <text:p text:style-name="P46"><text:tab/>},</text:p>
      <text:p text:style-name="P47"><text:tab/>...</text:p>
      <text:p text:style-name="P30"><text:span text:style-name="T43">Par le navigateur on peut désormais afficher <text:s/></text:span><text:span text:style-name="T29">localhost:4200/</text:span><text:span text:style-name="T30">news</text:span> <text:span text:style-name="T43">et vérifier que tout fonctionne.</text:span></text:p>
      <text:p text:style-name="Standard"/>
      <text:h text:style-name="Heading_20_3" text:outline-level="3">Créer une navigation dans le header</text:h>
      <text:list xml:id="list3390441393" text:style-name="L2">
        <text:list-item>
          <text:p text:style-name="P72"><text:span text:style-name="T43">Modifier </text:span><text:span text:style-name="T4">header.componen.html</text:span><text:span text:style-name="T43"> :</text:span></text:p>
        </text:list-item>
      </text:list>
      <text:p text:style-name="Preformatted_20_Text">&lt;div class="header"&gt;</text:p>
      <text:p text:style-name="Preformatted_20_Text"><text:s text:c="2"/>&lt;h1&gt;Header de l'application&lt;/h1&gt;</text:p>
      <text:p text:style-name="Preformatted_20_Text"><text:s text:c="2"/>&lt;ul&gt;</text:p>
      <text:p text:style-name="Preformatted_20_Text"><text:s text:c="4"/>&lt;li&gt;</text:p>
      <text:p text:style-name="Preformatted_20_Text"><text:s text:c="6"/>&lt;a <text:span text:style-name="T44">[</text:span>routerLink<text:span text:style-name="T44">]</text:span>="<text:span text:style-name="T44">[‘</text:span>news’<text:span text:style-name="T44">]</text:span>"&gt;News&lt;/a&gt;</text:p>
      <text:p text:style-name="Preformatted_20_Text"><text:s text:c="4"/>&lt;/li&gt;</text:p>
      <text:p text:style-name="Preformatted_20_Text"><text:s text:c="4"/>&lt;li&gt;</text:p>
      <text:p text:style-name="Preformatted_20_Text"><text:s text:c="8"/>&lt;a routerLink=""&gt;Home&lt;/a&gt;</text:p>
      <text:p text:style-name="Preformatted_20_Text"><text:s text:c="4"/>&lt;/li&gt;</text:p>
      <text:p text:style-name="Preformatted_20_Text"><text:s text:c="2"/>&lt;/ul&gt;</text:p>
      <text:p text:style-name="Preformatted_20_Text">&lt;/div&gt;</text:p>
      <text:p text:style-name="Preformatted_20_Text"/>
      <text:list xml:id="list931342614" text:style-name="L3">
        <text:list-item>
          <text:p text:style-name="P73"><text:span text:style-name="T43">Embarquer le <text:s/>RouterModule dans </text:span><text:span text:style-name="T4">app.module.ts</text:span></text:p>
        </text:list-item>
      </text:list>
      <text:p text:style-name="Preformatted_20_Text">import { RouterModule } from '@angular/router';</text:p>
      <text:p text:style-name="Preformatted_20_Text">...</text:p>
      <text:p text:style-name="Preformatted_20_Text"><text:s text:c="2"/>imports: [</text:p>
      <text:p text:style-name="Preformatted_20_Text"><text:s text:c="4"/>...</text:p>
      <text:p text:style-name="Preformatted_20_Text"><text:s text:c="4"/>RouterModule</text:p>
      <text:p text:style-name="Preformatted_20_Text"><text:s text:c="2"/>],</text:p>
      <text:list xml:id="list115321787" text:style-name="L4">
        <text:list-item>
          <text:p text:style-name="P74">Vérifier qu’on navigue d’une page à l’autre en cliquant sur les liens</text:p>
        </text:list-item>
      </text:list>
      <text:p text:style-name="Standard"/>
      <text:h text:style-name="Heading_20_3" text:outline-level="3">Créer un service d’api récupérant les informations sur un user</text:h>
      <text:list xml:id="list3874120152" text:style-name="L5">
        <text:list-item>
          <text:p text:style-name="P75">Créer un service api</text:p>
        </text:list-item>
      </text:list>
      <text:p text:style-name="Preformatted_20_Text"># cd app</text:p>
      <text:p text:style-name="Preformatted_20_Text"># mkdir lib</text:p>
      <text:p text:style-name="Preformatted_20_Text"># cd lib</text:p>
      <text:p text:style-name="Preformatted_20_Text"># mkdir services</text:p>
      <text:p text:style-name="Preformatted_20_Text"># cd services</text:p>
      <text:p text:style-name="Preformatted_20_Text"># ng generate service api</text:p>
      <text:p text:style-name="P4"/>
      <text:list xml:id="list76865583" text:style-name="L6">
        <text:list-item>
          <text:p text:style-name="P76"><text:span text:style-name="T45">Comme ce service sera global à l’application, le déclarer dans </text:span><text:span text:style-name="T5">app.module.ts</text:span></text:p>
        </text:list-item>
      </text:list>
      <text:p text:style-name="Preformatted_20_Text">...</text:p>
      <text:p text:style-name="Preformatted_20_Text">import { ApiService } from './lib/services/api.service';</text:p>
      <text:p text:style-name="Preformatted_20_Text">...</text:p>
      <text:p text:style-name="Preformatted_20_Text">providers : [</text:p>
      <text:p text:style-name="Preformatted_20_Text"><text:tab/> <text:span text:style-name="T45">ApiService</text:span></text:p>
      <text:p text:style-name="Preformatted_20_Text">]</text:p>
      <text:p text:style-name="Preformatted_20_Text">...</text:p>
      <text:p text:style-name="P3"/>
      <text:list xml:id="list1279988876" text:style-name="L7">
        <text:list-item>
          <text:p text:style-name="P77"><text:span text:style-name="T45">Créer un fichier </text:span><text:span text:style-name="T5">user.json</text:span><text:span text:style-name="T45"> dans le répertoire </text:span><text:span text:style-name="T5">src/asset</text:span></text:p>
        </text:list-item>
      </text:list>
      <text:p text:style-name="Preformatted_20_Text">{</text:p>
      <text:p text:style-name="Preformatted_20_Text"><text:s text:c="4"/>"id": 123,</text:p>
      <text:p text:style-name="Preformatted_20_Text"><text:s text:c="4"/>"nom": "Doe",</text:p>
      <text:p text:style-name="Preformatted_20_Text"><text:s text:c="4"/>"prenom": "John",</text:p>
      <text:p text:style-name="Preformatted_20_Text"><text:s text:c="4"/>"code" : "abc123def456",</text:p>
      <text:p text:style-name="Preformatted_20_Text"><text:s text:c="4"/>"role": "user",</text:p>
      <text:p text:style-name="Preformatted_20_Text"><text:soft-page-break/><text:s text:c="4"/>"dateNaissance": "23/05/2003"</text:p>
      <text:p text:style-name="Preformatted_20_Text">}</text:p>
      <text:p text:style-name="Standard"/>
      <text:list xml:id="list2815308876" text:style-name="L8">
        <text:list-item>
          <text:p text:style-name="P78"><text:span text:style-name="T46">Importer HttpClienModule dans </text:span><text:span text:style-name="T6">app.module.ts</text:span><text:span text:style-name="T46"> :</text:span></text:p>
        </text:list-item>
      </text:list>
      <text:p text:style-name="P48">...</text:p>
      <text:p text:style-name="P48">import { HttpClientModule } <text:s/>from '@angular/common/http';</text:p>
      <text:p text:style-name="P48">...</text:p>
      <text:p text:style-name="P48"><text:span text:style-name="T46">imports</text:span>: [</text:p>
      <text:p text:style-name="P48"><text:tab/>...</text:p>
      <text:p text:style-name="P48"><text:tab/>HttpClientModule</text:p>
      <text:p text:style-name="P48">]</text:p>
      <text:p text:style-name="P48">...</text:p>
      <text:p text:style-name="P5"/>
      <text:list xml:id="list3388116214" text:style-name="L9">
        <text:list-item>
          <text:p text:style-name="P79"><text:span text:style-name="T46">Importer HttpClient dans </text:span><text:span text:style-name="T6">api.service.ts</text:span></text:p>
        </text:list-item>
      </text:list>
      <text:p text:style-name="P48">...</text:p>
      <text:p text:style-name="P48">import { HttpClient } <text:s/>from '@angular/common/http';</text:p>
      <text:p text:style-name="P48">...</text:p>
      <text:p text:style-name="P48">constructor(</text:p>
      <text:p text:style-name="P48"><text:s text:c="4"/>private http: HttpClient</text:p>
      <text:p text:style-name="P48"><text:span text:style-name="T46">)</text:span> { </text:p>
      <text:p text:style-name="P48">...</text:p>
      <text:p text:style-name="P5"/>
      <text:list xml:id="list2176765166" text:style-name="L10">
        <text:list-item>
          <text:p text:style-name="P80">Ajouter une méthode « getUser » au service qui récupère les données user</text:p>
        </text:list-item>
      </text:list>
      <text:p text:style-name="Preformatted_20_Text">getUser = () =&gt; {</text:p>
      <text:p text:style-name="Preformatted_20_Text"/>
      <text:p text:style-name="Preformatted_20_Text"><text:s text:c="4"/>this.http.get('assets/user.json').subscribe({</text:p>
      <text:p text:style-name="Preformatted_20_Text"><text:s text:c="6"/>next: result =&gt; { console.log(result); },</text:p>
      <text:p text:style-name="Preformatted_20_Text"><text:s text:c="6"/>error: err =&gt; { console.error('Error: ' + err); },</text:p>
      <text:p text:style-name="Preformatted_20_Text"><text:s text:c="6"/>complete: () =&gt; { console.log('call ended'); } <text:s/></text:p>
      <text:p text:style-name="Preformatted_20_Text"><text:s text:c="4"/>});</text:p>
      <text:p text:style-name="Preformatted_20_Text"/>
      <text:p text:style-name="Preformatted_20_Text"><text:s text:c="2"/>}</text:p>
      <text:p text:style-name="P6"/>
      <text:h text:style-name="Heading_20_3" text:outline-level="3">Créer un store global à l’application pour y stocker les données globales</text:h>
      <text:list xml:id="list1331019247" text:style-name="L11">
        <text:list-item>
          <text:p text:style-name="P81">Créer un service store :</text:p>
        </text:list-item>
      </text:list>
      <text:p text:style-name="Preformatted_20_Text"># cd lib/services</text:p>
      <text:p text:style-name="Preformatted_20_Text"># ng generate service store</text:p>
      <text:p text:style-name="P8"/>
      <text:list xml:id="list3941211569" text:style-name="L12">
        <text:list-item>
          <text:p text:style-name="P82">Modifier le service en déclarant qu’on y stokera des données et un user</text:p>
        </text:list-item>
      </text:list>
      <text:p text:style-name="Preformatted_20_Text">import { Injectable } from '@angular/core';</text:p>
      <text:p text:style-name="Preformatted_20_Text"/>
      <text:p text:style-name="Preformatted_20_Text">@Injectable({</text:p>
      <text:p text:style-name="Preformatted_20_Text"><text:s text:c="2"/>providedIn: 'root'</text:p>
      <text:p text:style-name="Preformatted_20_Text">})</text:p>
      <text:p text:style-name="Preformatted_20_Text">export class StoreService {</text:p>
      <text:p text:style-name="Preformatted_20_Text"/>
      <text:p text:style-name="Preformatted_20_Text"><text:s text:c="2"/>data: any = {}</text:p>
      <text:p text:style-name="Preformatted_20_Text"><text:s text:c="2"/>user: any = {}</text:p>
      <text:p text:style-name="Preformatted_20_Text"/>
      <text:p text:style-name="Preformatted_20_Text"><text:s text:c="2"/>constructor() { }</text:p>
      <text:p text:style-name="Preformatted_20_Text">}</text:p>
      <text:p text:style-name="P8"/>
      <text:list xml:id="list1602735712" text:style-name="L13">
        <text:list-item>
          <text:p text:style-name="P84"><text:span text:style-name="T47">Déclarer le service dans </text:span><text:span text:style-name="T7">app.module.ts</text:span><text:span text:style-name="T47">, comme il a été fait pour ApiService</text:span></text:p>
        </text:list-item>
        <text:list-item>
          <text:p text:style-name="P83">Importer StoreService dans ApiService, afin de stocker le résultat d’un call api</text:p>
        </text:list-item>
      </text:list>
      <text:p text:style-name="Preformatted_20_Text">import { Injectable } from '@angular/core';</text:p>
      <text:p text:style-name="Preformatted_20_Text">import { HttpClient } <text:s/>from '@angular/common/http';</text:p>
      <text:p text:style-name="Preformatted_20_Text">import { StoreService } <text:s/>from './store.service';</text:p>
      <text:p text:style-name="Preformatted_20_Text"/>
      <text:p text:style-name="Preformatted_20_Text">@Injectable({</text:p>
      <text:p text:style-name="Preformatted_20_Text"><text:s text:c="2"/>providedIn: 'root'</text:p>
      <text:p text:style-name="Preformatted_20_Text">})</text:p>
      <text:p text:style-name="Preformatted_20_Text">export class ApiService {</text:p>
      <text:p text:style-name="Preformatted_20_Text"/>
      <text:p text:style-name="Preformatted_20_Text"><text:s text:c="2"/>constructor(</text:p>
      <text:p text:style-name="Preformatted_20_Text"><text:s text:c="4"/>private http: HttpClient,</text:p>
      <text:p text:style-name="Preformatted_20_Text"><text:s text:c="4"/>private store: StoreService</text:p>
      <text:p text:style-name="Preformatted_20_Text"><text:s text:c="2"/>) { </text:p>
      <text:p text:style-name="Preformatted_20_Text"/>
      <text:p text:style-name="Preformatted_20_Text"><text:soft-page-break/><text:s text:c="2"/>}</text:p>
      <text:p text:style-name="Preformatted_20_Text"/>
      <text:p text:style-name="P49"><text:s text:c="2"/>getUser = () =&gt; {</text:p>
      <text:p text:style-name="P49"/>
      <text:p text:style-name="P49"><text:s text:c="4"/>setTimeout( () =&gt; {</text:p>
      <text:p text:style-name="P49"><text:s text:c="6"/>this.http.get('assets/user.json').subscribe({</text:p>
      <text:p text:style-name="P49"><text:s text:c="8"/>next: result =&gt; { </text:p>
      <text:p text:style-name="P49"><text:s text:c="10"/>this.store.user = result;</text:p>
      <text:p text:style-name="P49"><text:s text:c="8"/>},</text:p>
      <text:p text:style-name="P49"><text:s text:c="8"/>error: err =&gt; { console.error('Error: ' + err); },</text:p>
      <text:p text:style-name="P49"><text:s text:c="8"/>complete: () =&gt; { console.log('-- call ended --'); } <text:s/></text:p>
      <text:p text:style-name="P49"><text:s text:c="6"/>});</text:p>
      <text:p text:style-name="P49"><text:s text:c="4"/>},2000); //<text:span text:style-name="T50">on impose un setTimeout pour simuler un réseau très lent</text:span></text:p>
      <text:p text:style-name="P49"/>
      <text:p text:style-name="P49"><text:s text:c="2"/>}</text:p>
      <text:p text:style-name="P49">}</text:p>
      <text:p text:style-name="P6"/>
      <text:h text:style-name="Heading_20_3" text:outline-level="3">Utiliser le StoreService dans le header</text:h>
      <text:list xml:id="list1084464539" text:style-name="L14">
        <text:list-item>
          <text:p text:style-name="P85"><text:span text:style-name="T48">Importer le service dans le composant </text:span><text:span text:style-name="T8">header.component.ts</text:span></text:p>
        </text:list-item>
      </text:list>
      <text:p text:style-name="Preformatted_20_Text">import { Component, OnInit } from '@angular/core';</text:p>
      <text:p text:style-name="Preformatted_20_Text">import { ApiService } from '../lib/services/api.service';</text:p>
      <text:p text:style-name="Preformatted_20_Text">import { StoreService } from '../lib/services/store.service';</text:p>
      <text:p text:style-name="Preformatted_20_Text"/>
      <text:p text:style-name="Preformatted_20_Text">@Component({</text:p>
      <text:p text:style-name="Preformatted_20_Text"><text:s text:c="2"/>selector: 'app-header',</text:p>
      <text:p text:style-name="Preformatted_20_Text"><text:s text:c="2"/>templateUrl: './header.component.html',</text:p>
      <text:p text:style-name="Preformatted_20_Text"><text:s text:c="2"/>styleUrls: ['./header.component.css']</text:p>
      <text:p text:style-name="Preformatted_20_Text">})</text:p>
      <text:p text:style-name="Preformatted_20_Text">export class HeaderComponent implements OnInit {</text:p>
      <text:p text:style-name="Preformatted_20_Text"/>
      <text:p text:style-name="Preformatted_20_Text"><text:s text:c="2"/>user: any;</text:p>
      <text:p text:style-name="Preformatted_20_Text"/>
      <text:p text:style-name="Preformatted_20_Text"><text:s text:c="2"/>constructor(</text:p>
      <text:p text:style-name="Preformatted_20_Text"><text:s text:c="4"/>private api: ApiService,</text:p>
      <text:p text:style-name="Preformatted_20_Text"><text:s text:c="4"/>public store: StoreService</text:p>
      <text:p text:style-name="Preformatted_20_Text"><text:s text:c="2"/>) {</text:p>
      <text:p text:style-name="Preformatted_20_Text"><text:s text:c="6"/>this.api.getUser();</text:p>
      <text:p text:style-name="Preformatted_20_Text"><text:s text:c="3"/>}</text:p>
      <text:p text:style-name="Preformatted_20_Text"><text:s text:c="3"/></text:p>
      <text:p text:style-name="Preformatted_20_Text"><text:s text:c="2"/>ngOnInit() {}</text:p>
      <text:p text:style-name="Preformatted_20_Text">}</text:p>
      <text:p text:style-name="P9"/>
      <text:list xml:id="list3600811469" text:style-name="L15">
        <text:list-item>
          <text:p text:style-name="P86"><text:span text:style-name="T48">Utiliser directement le store pour afficher le nom et le prénom de l’utilisateur dans le header, et donc insérer le code suivant dans </text:span><text:span text:style-name="T8">header.component.html</text:span></text:p>
        </text:list-item>
      </text:list>
      <text:p text:style-name="Preformatted_20_Text"><text:s text:c="2"/>&lt;div class="bonjour"&gt;</text:p>
      <text:p text:style-name="Preformatted_20_Text"><text:s text:c="4"/>Bonjour </text:p>
      <text:p text:style-name="Preformatted_20_Text"><text:s text:c="4"/>&lt;span [innerHtml]="store.user?.prenom"&gt;&lt;/span&gt; <text:s/>&lt;span [innerHtml]="store.user?.nom"&gt;&lt;/span&gt;</text:p>
      <text:p text:style-name="Preformatted_20_Text"><text:s text:c="2"/>&lt;/div&gt;</text:p>
      <text:p text:style-name="P6"/>
      <text:p text:style-name="P6"/>
      <text:h text:style-name="Heading_20_3" text:outline-level="3">Afficher les caractéristiques du user <text:span text:style-name="T49">aussi </text:span>sur la page « news »</text:h>
      <text:list xml:id="list3122192286" text:style-name="L16">
        <text:list-item>
          <text:p text:style-name="P87"><text:span text:style-name="T49">Importer le StoreService dans le composant </text:span><text:span text:style-name="T9">news.component.ts</text:span></text:p>
        </text:list-item>
      </text:list>
      <text:p text:style-name="Preformatted_20_Text">import { Component, OnInit } from '@angular/core';</text:p>
      <text:p text:style-name="Preformatted_20_Text">import { StoreService } from '../../lib/services/store.service';</text:p>
      <text:p text:style-name="Preformatted_20_Text"/>
      <text:p text:style-name="Preformatted_20_Text">@Component({</text:p>
      <text:p text:style-name="Preformatted_20_Text"><text:s text:c="2"/>selector: 'app-news',</text:p>
      <text:p text:style-name="Preformatted_20_Text"><text:s text:c="2"/>templateUrl: './news.component.html',</text:p>
      <text:p text:style-name="Preformatted_20_Text"><text:s text:c="2"/>styleUrls: ['./news.component.css']</text:p>
      <text:p text:style-name="Preformatted_20_Text">})</text:p>
      <text:p text:style-name="Preformatted_20_Text">export class NewsComponent implements OnInit {</text:p>
      <text:p text:style-name="Preformatted_20_Text"/>
      <text:p text:style-name="Preformatted_20_Text"><text:s text:c="2"/>constructor(</text:p>
      <text:p text:style-name="Preformatted_20_Text"><text:s text:c="4"/>private store: StoreService</text:p>
      <text:p text:style-name="Preformatted_20_Text"><text:s text:c="2"/>) { }</text:p>
      <text:p text:style-name="Preformatted_20_Text"/>
      <text:p text:style-name="Preformatted_20_Text"><text:s text:c="2"/>ngOnInit() {</text:p>
      <text:p text:style-name="Preformatted_20_Text"><text:s text:c="2"/>}</text:p>
      <text:p text:style-name="Preformatted_20_Text"/>
      <text:p text:style-name="Preformatted_20_Text">}</text:p>
      <text:p text:style-name="P6"><text:soft-page-break/></text:p>
      <text:list xml:id="list907879117" text:style-name="L17">
        <text:list-item>
          <text:p text:style-name="P88"><text:span text:style-name="T49">Modifier le template </text:span><text:span text:style-name="T9">news.component.html</text:span></text:p>
        </text:list-item>
      </text:list>
      <text:p text:style-name="Preformatted_20_Text">&lt;p&gt;</text:p>
      <text:p text:style-name="Preformatted_20_Text"><text:s text:c="2"/>The user </text:p>
      <text:p text:style-name="Preformatted_20_Text"><text:s text:c="2"/>&lt;span [innerHtml]="store.user?.prenom"&gt;&lt;/span&gt; </text:p>
      <text:p text:style-name="Preformatted_20_Text"><text:s text:c="2"/>&lt;span [innerHtml]="store.user?.nom"&gt;&lt;/span&gt;</text:p>
      <text:p text:style-name="Preformatted_20_Text"><text:s text:c="2"/>has id: &lt;span [innerHtml]="store.user?.id"&gt;&lt;/span&gt;</text:p>
      <text:p text:style-name="Preformatted_20_Text">&lt;/p&gt;</text:p>
      <text:p text:style-name="Preformatted_20_Text"/>
      <text:p text:style-name="P6"/>
      <text:p text:style-name="P6"/>
      <text:p text:style-name="P6"/>
      <text:h text:style-name="Heading_20_3" text:outline-level="3">Installer sur la home page un bouton qui déclenche une modal Bootstrap</text:h>
      <text:p text:style-name="P6"/>
      <text:list xml:id="list2268896491" text:style-name="L18">
        <text:list-item>
          <text:p text:style-name="P89"><text:span text:style-name="T51">Installer bootstrap (voir </text:span><text:a xlink:type="simple" xlink:href="https://ng-bootstrap.github.io/" text:style-name="Internet_20_link" text:visited-style-name="Visited_20_Internet_20_Link">https://ng-bootstrap.github.io</text:a><text:span text:style-name="T57">) en lançant la commande</text:span></text:p>
        </text:list-item>
      </text:list>
      <text:p text:style-name="Preformatted_20_Text"><text:span text:style-name="T51"># npm i --save</text:span> @ng-bootstrap/ng-bootstrap</text:p>
      <text:p text:style-name="P7"/>
      <text:list xml:id="list3633941458" text:style-name="L19">
        <text:list-item>
          <text:p text:style-name="P90"><text:span text:style-name="T58">Importer Bootstrap dans le fichier </text:span><text:span text:style-name="T10">src/style.css</text:span><text:span text:style-name="T58"> en y ajoutant</text:span></text:p>
        </text:list-item>
      </text:list>
      <text:p text:style-name="Preformatted_20_Text">@import "../node_modules/bootstrap/dist/css/bootstrap.css"</text:p>
      <text:p text:style-name="P12"/>
      <text:list xml:id="list1022677398" text:style-name="L20">
        <text:list-item>
          <text:p text:style-name="P91">Créer un composant partageable « modal », donc embarqué dans son module</text:p>
        </text:list-item>
      </text:list>
      <text:p text:style-name="Preformatted_20_Text"># cd /lib</text:p>
      <text:p text:style-name="Preformatted_20_Text"># mkdir modules</text:p>
      <text:p text:style-name="Preformatted_20_Text"># cd modules</text:p>
      <text:p text:style-name="Preformatted_20_Text"># ng g module modal</text:p>
      <text:p text:style-name="Preformatted_20_Text"># ng g component modal</text:p>
      <text:p text:style-name="Preformatted_20_Text">CREATE src/app/lib/modules/modal/modal.component.css (0 bytes)</text:p>
      <text:p text:style-name="Preformatted_20_Text">CREATE src/app/lib/modules/modal/modal.component.html (24 bytes)</text:p>
      <text:p text:style-name="Preformatted_20_Text">CREATE src/app/lib/modules/modal/modal.component.spec.ts (621 bytes)</text:p>
      <text:p text:style-name="Preformatted_20_Text">CREATE src/app/lib/modules/modal/modal.component.ts (265 bytes)</text:p>
      <text:p text:style-name="Preformatted_20_Text">UPDATE src/app/lib/modules/modal/modal.module.ts (255 bytes) <text:span text:style-name="T52">&lt;&lt;&lt; le composant ModalComponent est embarqué dans le ModalModule</text:span></text:p>
      <text:p text:style-name="P10"/>
      <text:list xml:id="list2708642215" text:style-name="L21">
        <text:list-item>
          <text:p text:style-name="P92">Exporter le composant ModalComponent depuis le ModalModule :</text:p>
        </text:list-item>
      </text:list>
      <text:p text:style-name="Preformatted_20_Text">...</text:p>
      <text:p text:style-name="Preformatted_20_Text"><text:s text:c="2"/>exports: [</text:p>
      <text:p text:style-name="Preformatted_20_Text"><text:s text:c="4"/>ModalComponent</text:p>
      <text:p text:style-name="Preformatted_20_Text"><text:s text:c="2"/>]</text:p>
      <text:p text:style-name="P10"/>
      <text:list xml:id="list48647598" text:style-name="L22">
        <text:list-item>
          <text:p text:style-name="P93"><text:span text:style-name="T56">Importez le ModalModule dans le module important aussi le composant home page, c’est à dire </text:span><text:span text:style-name="T11">app-routing.module.ts</text:span></text:p>
        </text:list-item>
      </text:list>
      <text:p text:style-name="Preformatted_20_Text">import { ModalModule } from './lib/modules/modal/modal.module';</text:p>
      <text:p text:style-name="Preformatted_20_Text">...</text:p>
      <text:p text:style-name="Preformatted_20_Text"><text:s text:c="2"/>imports: [</text:p>
      <text:p text:style-name="Preformatted_20_Text"><text:s text:c="4"/>...</text:p>
      <text:p text:style-name="Preformatted_20_Text"><text:s text:c="4"/>ModalModule</text:p>
      <text:p text:style-name="Preformatted_20_Text"><text:s text:c="2"/>],</text:p>
      <text:p text:style-name="Preformatted_20_Text">...</text:p>
      <text:p text:style-name="Standard"/>
      <text:list xml:id="list4043317909" text:style-name="L23">
        <text:list-item>
          <text:p text:style-name="P94">Afficher le composant modal sur la home page, <text:span text:style-name="T57">c’est à dire modifier </text:span><text:span text:style-name="T12">home.component.html</text:span></text:p>
        </text:list-item>
      </text:list>
      <text:p text:style-name="Preformatted_20_Text">&lt;p&gt;</text:p>
      <text:p text:style-name="Preformatted_20_Text"><text:s text:c="2"/>home works!</text:p>
      <text:p text:style-name="Preformatted_20_Text">&lt;/p&gt;</text:p>
      <text:p text:style-name="Preformatted_20_Text">&lt;app-modal&gt;&lt;/app-modal&gt;</text:p>
      <text:p text:style-name="P6"/>
      <text:list xml:id="list1216992104" text:style-name="L24">
        <text:list-item>
          <text:p text:style-name="P96">Vérifier que tout fonctionne bien.</text:p>
        </text:list-item>
      </text:list>
      <text:p text:style-name="P11"/>
      <text:list xml:id="list141909237098587" text:continue-numbering="true" text:style-name="L24">
        <text:list-item>
          <text:p text:style-name="P95"><text:span text:style-name="T58">Allez sur </text:span><text:a xlink:type="simple" xlink:href="https://ng-bootstrap.github.io/" text:style-name="Internet_20_link" text:visited-style-name="Visited_20_Internet_20_Link"><text:span text:style-name="T58">https://ng-bootstrap.github.io</text:span></text:a><text:span text:style-name="T58"> et cliquez sur Components &gt; Modal. Choisissez une modal et recopiez ses codes HTML et Typescript.</text:span></text:p>
        </text:list-item>
      </text:list>
      <text:p text:style-name="P6"/>
      <text:p text:style-name="P6"/>
      <text:h text:style-name="Heading_20_3" text:outline-level="3"><text:soft-page-break/>Afficher un message dans la modal</text:h>
      <text:list xml:id="list4281865343" text:style-name="L25">
        <text:list-item>
          <text:p text:style-name="P97"><text:span text:style-name="T59">Modifier </text:span><text:span text:style-name="T13">home.component.html</text:span><text:span text:style-name="T59"> pour indiquer au composant modal qu’elle lui envoie un message:</text:span></text:p>
        </text:list-item>
      </text:list>
      <text:p text:style-name="Preformatted_20_Text">&lt;app-modal [message] = "message"&gt;&lt;/app-modal&gt;</text:p>
      <text:p text:style-name="P6"/>
      <text:list xml:id="list2748386736" text:style-name="L26">
        <text:list-item>
          <text:p text:style-name="P98"><text:span text:style-name="T59">Modifier le </text:span><text:span text:style-name="T13">home.component.ts</text:span><text:span text:style-name="T59"> pour déclarer la variable message :</text:span></text:p>
        </text:list-item>
      </text:list>
      <text:p text:style-name="Preformatted_20_Text"><text:s text:c="2"/>message: string;<text:line-break/></text:p>
      <text:p text:style-name="Preformatted_20_Text"><text:s text:c="2"/>constructor() { </text:p>
      <text:p text:style-name="Preformatted_20_Text"><text:s text:c="4"/>this.message = 'hello les amis !';</text:p>
      <text:p text:style-name="Preformatted_20_Text"><text:s text:c="2"/>}</text:p>
      <text:p text:style-name="Standard"/>
      <text:h text:style-name="Heading_20_3" text:outline-level="3">Afficher en plus le nom de l’utilisateur dans la modal</text:h>
      <text:list xml:id="list202574067" text:style-name="L27">
        <text:list-item>
          <text:p text:style-name="P99"><text:span text:style-name="T60">On importe le StoreService dans </text:span><text:span text:style-name="T14">home.component.ts</text:span></text:p>
        </text:list-item>
      </text:list>
      <text:p text:style-name="Preformatted_20_Text">import { StoreService } from '../../lib/services/store.service';</text:p>
      <text:p text:style-name="Preformatted_20_Text">...</text:p>
      <text:p text:style-name="Preformatted_20_Text"><text:s text:c="2"/>constructor(</text:p>
      <text:p text:style-name="Preformatted_20_Text"><text:s text:c="4"/>private store: StoreService</text:p>
      <text:p text:style-name="Preformatted_20_Text"><text:s text:c="2"/>) { }</text:p>
      <text:p text:style-name="Preformatted_20_Text"/>
      <text:p text:style-name="P13"/>
      <text:list xml:id="list1162556753" text:style-name="L28">
        <text:list-item>
          <text:p text:style-name="P100"><text:span text:style-name="T60">On modifie </text:span><text:span text:style-name="T14">home.component.html</text:span><text:span text:style-name="T60"> pour qu’il envoie le user du store au composant modal :</text:span></text:p>
        </text:list-item>
      </text:list>
      <text:p text:style-name="Preformatted_20_Text">&lt;app-modal [user] = "store.user"&gt;&lt;/app-modal&gt;</text:p>
      <text:p text:style-name="Standard"/>
      <text:list xml:id="list2490261670" text:style-name="L29">
        <text:list-item>
          <text:p text:style-name="P101"><text:span text:style-name="T60">On modifie le </text:span><text:span text:style-name="T14">modal.component.ts</text:span><text:span text:style-name="T60"> pour lui ajouter la capacité à recevoir des informations</text:span></text:p>
        </text:list-item>
      </text:list>
      <text:p text:style-name="Preformatted_20_Text">import { Component, OnInit, <text:span text:style-name="T33">Input</text:span> } from '@angular/core';</text:p>
      <text:p text:style-name="Preformatted_20_Text">...</text:p>
      <text:p text:style-name="Preformatted_20_Text">export class ModalComponent implements OnInit {</text:p>
      <text:p text:style-name="Preformatted_20_Text"><text:s text:c="2"/><text:span text:style-name="T33">@Input() user: any;</text:span></text:p>
      <text:p text:style-name="Preformatted_20_Text"><text:s text:c="2"/>constructor(...</text:p>
      <text:p text:style-name="Preformatted_20_Text"/>
      <text:p text:style-name="Standard"/>
      <text:list xml:id="list314538089" text:style-name="L30">
        <text:list-item>
          <text:p text:style-name="P102"><text:span text:style-name="T60">On insère le code suivant dans le template du composant modal, </text:span><text:span text:style-name="T14">modal.component.</text:span><text:span text:style-name="T3">html</text:span><text:span text:style-name="T60"> :</text:span></text:p>
        </text:list-item>
      </text:list>
      <text:p text:style-name="Preformatted_20_Text"><text:s/>&lt;p&gt;Bonjour &lt;span [innerHtml]="user.prenom"&gt;&lt;/span&gt;&amp;nbsp;&lt;span [innerHtml]="user.nom"&gt;&lt;/span&gt; !&lt;/p&gt;</text:p>
      <text:p text:style-name="Preformatted_20_Text"/>
      <text:p text:style-name="Standard"/>
      <text:p text:style-name="Standard"/>
      <text:p text:style-name="Standard"/>
      <text:h text:style-name="Heading_20_3" text:outline-level="3">Afficher le jour de la semaine de naissance de l’utilisateur, grâce à un pipe</text:h>
      <text:list xml:id="list3772949766" text:style-name="L31">
        <text:list-item>
          <text:p text:style-name="P103"><text:span text:style-name="T61">Modifier </text:span><text:span text:style-name="T15">news.component.html</text:span><text:span text:style-name="T61"> en y inscrivant</text:span></text:p>
        </text:list-item>
      </text:list>
      <text:p text:style-name="Preformatted_20_Text">&lt;p&gt;</text:p>
      <text:p text:style-name="Preformatted_20_Text"><text:s text:c="2"/>&lt;span [innerHtml]="store.user?.prenom"&gt;&lt;/span&gt;&amp;nbsp;&lt;span [innerHtml]="store.user?.nom"&gt;&lt;/span&gt;</text:p>
      <text:p text:style-name="Preformatted_20_Text"><text:s text:c="2"/>(id: &lt;span [innerHtml]="store.user?.id"&gt;&lt;/span&gt;) est né un <text:line-break/> <text:s/>{{ store.user.dateNaissance | weekDayOfBirth }}</text:p>
      <text:p text:style-name="Preformatted_20_Text">&lt;/p&gt;</text:p>
      <text:p text:style-name="Standard"/>
      <text:list xml:id="list45011767" text:style-name="L32">
        <text:list-item>
          <text:p text:style-name="P104"><text:span text:style-name="T61">Créons le filtre attendu « weekDayOfBirth », qui sera automatiquement déclaré dans </text:span><text:span text:style-name="T15">app.module.ts</text:span></text:p>
        </text:list-item>
      </text:list>
      <text:p text:style-name="Preformatted_20_Text"># cd lib</text:p>
      <text:p text:style-name="Preformatted_20_Text"># mkdir pipes</text:p>
      <text:p text:style-name="Preformatted_20_Text"># cd pipes</text:p>
      <text:p text:style-name="Preformatted_20_Text">#ng g pipe weekDayOfBirth</text:p>
      <text:p text:style-name="Preformatted_20_Text">CREATE src/app/lib/pipes/week-day-of-birth.pipe.spec.ts (222 bytes)</text:p>
      <text:p text:style-name="Preformatted_20_Text">CREATE src/app/lib/pipes/week-day-of-birth.pipe.ts (217 bytes)</text:p>
      <text:p text:style-name="Preformatted_20_Text">UPDATE src/app/app.module.ts (1022 bytes) <text:span text:style-name="T53">&lt;&lt;&lt; emport du pipe dans app.module</text:span></text:p>
      <text:p text:style-name="P14"/>
      <text:list xml:id="list3829729427" text:style-name="L33">
        <text:list-item>
          <text:p text:style-name="P105"><text:span text:style-name="T61">Modifions le pipe </text:span><text:span text:style-name="T15">week-day-of-birth.pipe.ts</text:span></text:p>
        </text:list-item>
      </text:list>
      <text:p text:style-name="P50"><text:s/>...</text:p>
      <text:p text:style-name="P50"><text:s text:c="2"/>transform(value: any, args?: any): any {</text:p>
      <text:p text:style-name="P50"/>
      <text:p text:style-name="P50"><text:soft-page-break/><text:s text:c="4"/>let weekDay: string <text:span text:style-name="T62">= ‘jour indéfini’</text:span>;</text:p>
      <text:p text:style-name="P50"/>
      <text:p text:style-name="P50"><text:s text:c="4"/>if(value &amp;&amp; value.match(/[0-9]{2}\/[0-9]{2}\/[0-9]{4}/)) {</text:p>
      <text:p text:style-name="P50"><text:s text:c="6"/>const arr = value.split('/').map((x: string) =&gt; parseInt(x, 10));</text:p>
      <text:p text:style-name="P50"><text:s text:c="6"/>const laDate = new Date(arr[2], arr[1], arr[0], 0, 0, 0, 1);</text:p>
      <text:p text:style-name="P50"><text:s text:c="6"/>switch(laDate.getDay()) {</text:p>
      <text:p text:style-name="P50"><text:s text:c="8"/>case 0: weekDay = 'dimanche'; break;</text:p>
      <text:p text:style-name="P50"><text:s text:c="8"/>case 1: weekDay = 'lundi'; break;</text:p>
      <text:p text:style-name="P50"><text:s text:c="8"/>case 2: weekDay = 'mardi'; break;</text:p>
      <text:p text:style-name="P50"><text:s text:c="8"/>case 3: weekDay = 'mercredi'; break;</text:p>
      <text:p text:style-name="P50"><text:s text:c="8"/>case 4: weekDay = 'jeudi'; break;</text:p>
      <text:p text:style-name="P50"><text:s text:c="8"/>case 5: weekDay = 'vendredi'; break;</text:p>
      <text:p text:style-name="P50"><text:s text:c="8"/>case 6: weekDay = 'samedi'; break;</text:p>
      <text:p text:style-name="P50"><text:s text:c="6"/>}</text:p>
      <text:p text:style-name="P50"/>
      <text:p text:style-name="P50"><text:s text:c="4"/>}</text:p>
      <text:p text:style-name="P50"/>
      <text:p text:style-name="P50"><text:s text:c="4"/>return weekDay;</text:p>
      <text:p text:style-name="P50"><text:s text:c="2"/>}</text:p>
      <text:p text:style-name="Preformatted_20_Text">...</text:p>
      <text:p text:style-name="Standard"/>
      <text:p text:style-name="Standard"/>
      <text:h text:style-name="Heading_20_3" text:outline-level="3">Rendre un pipe partageable en l’installant dans un module</text:h>
      <text:p text:style-name="Standard"/>
      <text:p text:style-name="P35">Un pipe n’est reconnu que dans le module (et ses sous modules) dans lequel il est importé. Le lazy loading (voir plus bas) casse cet héritage, et un pipe reconnu dans le routage principal ne le sera plus dans une route montée en lazy loading. Il faudrait réimporter le pipe dans la lazy route, mais ce n’est pas possible de monter un pipe dans deux modules. Il faut donc utiliser <text:s/>le module qui emporte le pipe, mais pas le pipe directement.</text:p>
      <text:p text:style-name="P25"/>
      <text:list xml:id="list3103395225" text:style-name="L34">
        <text:list-item>
          <text:p text:style-name="P106">Créer un module WeekDayOfBirthModule</text:p>
        </text:list-item>
      </text:list>
      <text:p text:style-name="Preformatted_20_Text"># cd lib/pipes</text:p>
      <text:p text:style-name="Preformatted_20_Text"># <text:span text:style-name="T71">ng g module week-day-of-birth </text:span></text:p>
      <text:p text:style-name="Preformatted_20_Text"># mv week-day-of-birth.pipe.* week-day-of-birth <text:span text:style-name="T52">&lt;&lt;&lt; on déplace tous les fichiers concernant le pipe dans le répertoire de son nom.</text:span></text:p>
      <text:p text:style-name="P26"/>
      <text:list xml:id="list949459199" text:style-name="L35">
        <text:list-item>
          <text:p text:style-name="P107"><text:span text:style-name="T72">Importez et exportez le pipe dans le module en modifiant <text:s/></text:span><text:span text:style-name="T21">week-day-of-birth.module.ts</text:span></text:p>
        </text:list-item>
      </text:list>
      <text:p text:style-name="Preformatted_20_Text">import { NgModule } from '@angular/core';</text:p>
      <text:p text:style-name="Preformatted_20_Text">import { CommonModule } from '@angular/common';</text:p>
      <text:p text:style-name="Preformatted_20_Text">import { <text:span text:style-name="T33">WeekDayOfBirthPipe</text:span> } from './week-day-of-birth.pipe';</text:p>
      <text:p text:style-name="Preformatted_20_Text"/>
      <text:p text:style-name="Preformatted_20_Text">@NgModule({</text:p>
      <text:p text:style-name="Preformatted_20_Text"><text:s text:c="2"/>declarations: [</text:p>
      <text:p text:style-name="Preformatted_20_Text"><text:s text:c="4"/><text:span text:style-name="T33">WeekDayOfBirthPipe</text:span></text:p>
      <text:p text:style-name="Preformatted_20_Text"><text:s text:c="2"/>],</text:p>
      <text:p text:style-name="Preformatted_20_Text"><text:s text:c="2"/>imports: [</text:p>
      <text:p text:style-name="Preformatted_20_Text"><text:s text:c="4"/>CommonModule</text:p>
      <text:p text:style-name="Preformatted_20_Text"><text:s text:c="2"/>],</text:p>
      <text:p text:style-name="Preformatted_20_Text"><text:s text:c="2"/><text:span text:style-name="T33">exports: [</text:span></text:p>
      <text:p text:style-name="P52"><text:s text:c="4"/>WeekDayOfBirthPipe</text:p>
      <text:p text:style-name="P52"><text:s text:c="2"/>]</text:p>
      <text:p text:style-name="Preformatted_20_Text">})</text:p>
      <text:p text:style-name="Preformatted_20_Text">export class WeekDayOfBirthModule { }</text:p>
      <text:p text:style-name="P27"/>
      <text:list xml:id="list943162634" text:style-name="L36">
        <text:list-item>
          <text:p text:style-name="P108"><text:span text:style-name="T72">Décharger </text:span><text:span text:style-name="T22">app.module.ts</text:span><text:span text:style-name="T72"> de l’emport de WeekDayOfBirthPipe, et importez le module du pipe WeekDayOfBirthModule dans </text:span><text:span text:style-name="T22">app-routing.module.ts</text:span></text:p>
        </text:list-item>
      </text:list>
      <text:p text:style-name="Preformatted_20_Text">import { WeekDayOfBirthModule } from './lib/pipes/week-day-of-birth/week-day-of-birth.module';</text:p>
      <text:p text:style-name="Preformatted_20_Text">...</text:p>
      <text:p text:style-name="Preformatted_20_Text"><text:s text:c="2"/>imports: [</text:p>
      <text:p text:style-name="Preformatted_20_Text"><text:s text:c="4"/>...</text:p>
      <text:p text:style-name="Preformatted_20_Text"><text:s text:c="4"/>WeekDayOfBirthModule</text:p>
      <text:p text:style-name="Preformatted_20_Text"><text:s text:c="2"/>],</text:p>
      <text:p text:style-name="Preformatted_20_Text">...</text:p>
      <text:p text:style-name="Standard"/>
      <text:list xml:id="list1602773853" text:style-name="L37">
        <text:list-item>
          <text:p text:style-name="P109">Vérifier que le résultat est le même que sans module d’emport du pipe.</text:p>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3" text:outline-level="3">Afficher « Loading ... » sur la home page tant que l’api n’a pas retourné de résultats</text:h>
      <text:list xml:id="list1174453752" text:style-name="L38">
        <text:list-item>
          <text:p text:style-name="P110"><text:span text:style-name="T63">Dans </text:span><text:span text:style-name="T16">app-routing.module.ts</text:span><text:span text:style-name="T63">, importer les CommonModule :</text:span></text:p>
        </text:list-item>
      </text:list>
      <text:p text:style-name="Preformatted_20_Text">...</text:p>
      <text:p text:style-name="Preformatted_20_Text">import { CommonModule } from '@angular/common'; <text:s/></text:p>
      <text:p text:style-name="Preformatted_20_Text">...</text:p>
      <text:p text:style-name="Preformatted_20_Text"><text:s text:c="2"/>imports: [</text:p>
      <text:p text:style-name="Preformatted_20_Text"><text:s text:c="4"/>...</text:p>
      <text:p text:style-name="Preformatted_20_Text"><text:s text:c="4"/>CommonModule</text:p>
      <text:p text:style-name="Preformatted_20_Text"><text:s text:c="2"/>],</text:p>
      <text:p text:style-name="Preformatted_20_Text">...</text:p>
      <text:p text:style-name="Standard"/>
      <text:list xml:id="list2566023549" text:style-name="L39">
        <text:list-item>
          <text:p text:style-name="P111"><text:span text:style-name="T64">Dans </text:span><text:span text:style-name="T17">api.service.ts</text:span><text:span text:style-name="T64">, déclarer un status dans le store qui fasse état du loading en cours de chaque api appelée</text:span></text:p>
        </text:list-item>
      </text:list>
      <text:p text:style-name="Preformatted_20_Text"><text:s text:c="2"/>getUser = () =&gt; {</text:p>
      <text:p text:style-name="Preformatted_20_Text"/>
      <text:p text:style-name="Preformatted_20_Text"><text:s text:c="4"/>this.store.status.loading++;</text:p>
      <text:p text:style-name="Preformatted_20_Text"/>
      <text:p text:style-name="Preformatted_20_Text"><text:s text:c="4"/>setTimeout( () =&gt; {</text:p>
      <text:p text:style-name="Preformatted_20_Text"><text:s text:c="6"/>this.http.get('assets/user.json').subscribe({</text:p>
      <text:p text:style-name="Preformatted_20_Text"><text:s text:c="8"/>next: result =&gt; { this.store.user = result; },</text:p>
      <text:p text:style-name="Preformatted_20_Text"><text:s text:c="8"/>error: err =&gt; { console.error('Error: ' + err); },</text:p>
      <text:p text:style-name="Preformatted_20_Text"><text:s text:c="8"/>complete: () =&gt; { </text:p>
      <text:p text:style-name="Preformatted_20_Text"><text:s text:c="10"/>console.log('-- call ended --'); </text:p>
      <text:p text:style-name="Preformatted_20_Text"><text:s text:c="10"/>this.store.status.loading--;</text:p>
      <text:p text:style-name="Preformatted_20_Text"><text:s text:c="8"/>} <text:s/></text:p>
      <text:p text:style-name="Preformatted_20_Text"><text:s text:c="6"/>});</text:p>
      <text:p text:style-name="P56"><text:s text:c="4"/>},2000); //<text:span text:style-name="T50">on impose un setTimeout pour simuler un réseau très lent</text:span></text:p>
      <text:p text:style-name="Preformatted_20_Text"/>
      <text:p text:style-name="Preformatted_20_Text"><text:s text:c="2"/>}</text:p>
      <text:p text:style-name="P15"/>
      <text:list xml:id="list2515165597" text:style-name="L40">
        <text:list-item>
          <text:p text:style-name="P112"><text:span text:style-name="T64">Déclarer la branche status.loading dans </text:span><text:span text:style-name="T17">store.service.ts</text:span></text:p>
        </text:list-item>
      </text:list>
      <text:p text:style-name="Preformatted_20_Text"><text:s text:c="2"/>status: any = {</text:p>
      <text:p text:style-name="Preformatted_20_Text"><text:s text:c="4"/>loading: 0</text:p>
      <text:p text:style-name="Preformatted_20_Text"><text:s text:c="2"/>};</text:p>
      <text:p text:style-name="Standard"/>
      <text:list xml:id="list1296897767" text:style-name="L41">
        <text:list-item>
          <text:p text:style-name="P113"><text:span text:style-name="T64">Comme on importe déjà le store dans home.component, nous n’avons qu’à modifier le template </text:span><text:span text:style-name="T17">home.component.html</text:span></text:p>
        </text:list-item>
      </text:list>
      <text:p text:style-name="Preformatted_20_Text">&lt;div *ngIf="store.status.loading"&gt;</text:p>
      <text:p text:style-name="Preformatted_20_Text"><text:s text:c="4"/>&lt;p&gt;</text:p>
      <text:p text:style-name="Preformatted_20_Text"><text:s text:c="6"/>Loading ...</text:p>
      <text:p text:style-name="Preformatted_20_Text"><text:s text:c="4"/>&lt;/p&gt;</text:p>
      <text:p text:style-name="Preformatted_20_Text">&lt;/div&gt;</text:p>
      <text:p text:style-name="Preformatted_20_Text">&lt;div *ngIf="!store.status.loading"&gt;</text:p>
      <text:p text:style-name="Preformatted_20_Text"><text:s text:c="2"/>&lt;p&gt;</text:p>
      <text:p text:style-name="Preformatted_20_Text"><text:s text:c="4"/>Bienvenue !</text:p>
      <text:p text:style-name="Preformatted_20_Text"><text:s text:c="2"/>&lt;/p&gt;</text:p>
      <text:p text:style-name="Preformatted_20_Text"><text:s text:c="2"/>&lt;app-modal [user] = "store.user"&gt;&lt;/app-modal&gt;</text:p>
      <text:p text:style-name="Preformatted_20_Text">&lt;/div&gt;</text:p>
      <text:p text:style-name="Standard"/>
      <text:list xml:id="list3699560044" text:style-name="L42">
        <text:list-item>
          <text:p text:style-name="P114">Le Loading ne s’efface que si store.status.loading = 0 ;</text:p>
        </text:list-item>
      </text:list>
      <text:p text:style-name="Standard"/>
      <text:p text:style-name="Standard"/>
      <text:p text:style-name="Standard"/>
      <text:p text:style-name="Standard"/>
      <text:h text:style-name="Heading_20_3" text:outline-level="3">Boucle ngFor <text:span text:style-name="T65">sur la page des news</text:span></text:h>
      <text:p text:style-name="P17"/>
      <text:list xml:id="list2742978422" text:style-name="L43">
        <text:list-item>
          <text:p text:style-name="P115"><text:span text:style-name="T66">Dans assets ajoutons le fichier </text:span><text:span text:style-name="T18">documents.json</text:span><text:span text:style-name="T66">, contenant une liste (tableau) de données</text:span></text:p>
        </text:list-item>
      </text:list>
      <text:p text:style-name="Preformatted_20_Text">[</text:p>
      <text:p text:style-name="Preformatted_20_Text"><text:s text:c="4"/>{</text:p>
      <text:p text:style-name="Preformatted_20_Text"><text:soft-page-break/><text:s text:c="8"/>"id": 123,</text:p>
      <text:p text:style-name="Preformatted_20_Text"><text:s text:c="8"/>"titre": "Tintin au Tibet",</text:p>
      <text:p text:style-name="Preformatted_20_Text"><text:s text:c="8"/>"resume": "Un jeune reporter se lance à la recherche du Yeti avec le capitaine Haddock",</text:p>
      <text:p text:style-name="Preformatted_20_Text"><text:s text:c="8"/>"auteur": "Hergé"</text:p>
      <text:p text:style-name="Preformatted_20_Text"><text:s text:c="4"/>},</text:p>
      <text:p text:style-name="Preformatted_20_Text"><text:s text:c="4"/>{</text:p>
      <text:p text:style-name="Preformatted_20_Text"><text:s text:c="8"/>"id": 345,</text:p>
      <text:p text:style-name="Preformatted_20_Text"><text:s text:c="8"/>"titre": "Asterix le gaulois",</text:p>
      <text:p text:style-name="Preformatted_20_Text"><text:s text:c="8"/>"resume": "Les aventures d'un <text:span text:style-name="T66">guerrier</text:span> Gaulois <text:span text:style-name="T66">doté</text:span> <text:span text:style-name="T66">d’</text:span>une potion magique rendant invincible",</text:p>
      <text:p text:style-name="Preformatted_20_Text"><text:s text:c="8"/>"auteur": "Gosigny"</text:p>
      <text:p text:style-name="Preformatted_20_Text"><text:s text:c="4"/>},</text:p>
      <text:p text:style-name="Preformatted_20_Text"><text:s text:c="4"/>{</text:p>
      <text:p text:style-name="Preformatted_20_Text"><text:s text:c="8"/>"id": 678,</text:p>
      <text:p text:style-name="Preformatted_20_Text"><text:s text:c="8"/>"titre": "le Capital",</text:p>
      <text:p text:style-name="Preformatted_20_Text"><text:s text:c="8"/>"resume": "Etude économique sur le travail et le capital",</text:p>
      <text:p text:style-name="Preformatted_20_Text"><text:s text:c="8"/>"auteur": "K. Marx"</text:p>
      <text:p text:style-name="Preformatted_20_Text"><text:s text:c="4"/>},</text:p>
      <text:p text:style-name="Preformatted_20_Text"><text:s text:c="4"/>{</text:p>
      <text:p text:style-name="Preformatted_20_Text"><text:s text:c="8"/>"id": 910,</text:p>
      <text:p text:style-name="Preformatted_20_Text"><text:s text:c="8"/>"titre": "Mécanique Analytique",</text:p>
      <text:p text:style-name="Preformatted_20_Text"><text:s text:c="8"/>"resume": "Les bases de la physique classique",</text:p>
      <text:p text:style-name="Preformatted_20_Text"><text:s text:c="8"/>"auteur": "J.L. Lagrange"</text:p>
      <text:p text:style-name="Preformatted_20_Text"><text:s text:c="4"/>},</text:p>
      <text:p text:style-name="Preformatted_20_Text"><text:s text:c="4"/>{</text:p>
      <text:p text:style-name="Preformatted_20_Text"><text:s text:c="8"/>"id": 112,</text:p>
      <text:p text:style-name="Preformatted_20_Text"><text:s text:c="8"/>"titre": "La byciclette Bleue",</text:p>
      <text:p text:style-name="Preformatted_20_Text"><text:s text:c="8"/>"resume": "Je sais pas, je l'ai pas lu",</text:p>
      <text:p text:style-name="Preformatted_20_Text"><text:s text:c="8"/>"auteur": "Deforge"</text:p>
      <text:p text:style-name="Preformatted_20_Text"><text:s text:c="4"/>}</text:p>
      <text:p text:style-name="Preformatted_20_Text"><text:s text:c="4"/></text:p>
      <text:p text:style-name="Preformatted_20_Text">]</text:p>
      <text:p text:style-name="P17"/>
      <text:list xml:id="list2410310192" text:style-name="L44">
        <text:list-item>
          <text:p text:style-name="P116">Créer le service api qui ira lire ces données, comme nous avons lu le user, dans ApiService :</text:p>
        </text:list-item>
      </text:list>
      <text:p text:style-name="Preformatted_20_Text"><text:s text:c="2"/>getDocuments = () =&gt; {</text:p>
      <text:p text:style-name="Preformatted_20_Text"><text:s text:c="4"/>this.store.status.loading++;</text:p>
      <text:p text:style-name="Preformatted_20_Text"><text:s text:c="4"/>setTimeout( () =&gt; {</text:p>
      <text:p text:style-name="Preformatted_20_Text"><text:s text:c="6"/>this.http.get('assets/documents.json').subscribe({</text:p>
      <text:p text:style-name="Preformatted_20_Text"><text:s text:c="8"/>next: result =&gt; { this.store.data.documents = result; },</text:p>
      <text:p text:style-name="Preformatted_20_Text"><text:s text:c="8"/>error: err =&gt; { console.error('Error: ' + err); },</text:p>
      <text:p text:style-name="Preformatted_20_Text"><text:s text:c="8"/>complete: () =&gt; { </text:p>
      <text:p text:style-name="Preformatted_20_Text"><text:s text:c="10"/>console.log('-- call ended --'); </text:p>
      <text:p text:style-name="Preformatted_20_Text"><text:s text:c="10"/>this.store.status.loading--;</text:p>
      <text:p text:style-name="Preformatted_20_Text"><text:s text:c="8"/>} <text:s/></text:p>
      <text:p text:style-name="Preformatted_20_Text"><text:s text:c="6"/>});</text:p>
      <text:p text:style-name="P56"><text:s text:c="4"/>},2000); //<text:span text:style-name="T50">on impose un setTimeout pour simuler un réseau très lent</text:span></text:p>
      <text:p text:style-name="Preformatted_20_Text"><text:s text:c="2"/>}</text:p>
      <text:p text:style-name="Preformatted_20_Text"/>
      <text:p text:style-name="P34">A noter qu’à la place des 2 fonctions getUser et getDocument, il serait possible de ne fabriquer qu’une seule fonction « getData(url, storePlace) » qui reçoit en entrée l’url (user.json ou document.json), et la place dans le store (store.user ou store.data.documents). <text:span text:style-name="T67">Tout dépend de la politique API que vous choisirez.</text:span></text:p>
      <text:p text:style-name="P19"/>
      <text:list xml:id="list2647995268" text:style-name="L45">
        <text:list-item>
          <text:p text:style-name="P117"><text:span text:style-name="T67">Importer le service api dans </text:span><text:span text:style-name="T19">news.component.ts</text:span></text:p>
        </text:list-item>
      </text:list>
      <text:p text:style-name="Preformatted_20_Text">import { ApiService } from '../../lib/services/api.service';</text:p>
      <text:p text:style-name="Preformatted_20_Text">...</text:p>
      <text:p text:style-name="Preformatted_20_Text"><text:s text:c="2"/>constructor(</text:p>
      <text:p text:style-name="Preformatted_20_Text"><text:s text:c="4"/>private store: StoreService,</text:p>
      <text:p text:style-name="Preformatted_20_Text"><text:s text:c="4"/>private api: ApiService</text:p>
      <text:p text:style-name="Preformatted_20_Text"><text:s text:c="2"/>) {</text:p>
      <text:p text:style-name="Preformatted_20_Text"/>
      <text:p text:style-name="Preformatted_20_Text"><text:s text:c="4"/>if(!this.store.data.document<text:span text:style-name="T70">s</text:span>) { //<text:span text:style-name="T69">On ne se sert de l’API que si le store est vide</text:span></text:p>
      <text:p text:style-name="Preformatted_20_Text"><text:s text:c="6"/>this.api.getDocuments();</text:p>
      <text:p text:style-name="Preformatted_20_Text"><text:s text:c="4"/>}</text:p>
      <text:p text:style-name="Preformatted_20_Text"><text:s text:c="2"/>}</text:p>
      <text:p text:style-name="Preformatted_20_Text">...</text:p>
      <text:p text:style-name="P20"/>
      <text:list xml:id="list2460012856" text:style-name="L46">
        <text:list-item>
          <text:p text:style-name="P118"><text:span text:style-name="T68">Modifier </text:span><text:span text:style-name="T20">news.component.html</text:span><text:span text:style-name="T68"> pour afficher la liste des documents :</text:span></text:p>
        </text:list-item>
      </text:list>
      <text:p text:style-name="Preformatted_20_Text">&lt;ul&gt;</text:p>
      <text:p text:style-name="Preformatted_20_Text"><text:s text:c="2"/>&lt;li *ngFor="<text:span text:style-name="T33">let item of store.data.documents</text:span>"&gt;</text:p>
      <text:p text:style-name="Preformatted_20_Text"><text:s text:c="4"/>&lt;p class="titre"&gt;{{item.titre}}&lt;/p&gt;</text:p>
      <text:p text:style-name="Preformatted_20_Text"><text:s text:c="4"/>&lt;p class="resume"&gt;{{item.resume}}&lt;/p&gt;</text:p>
      <text:p text:style-name="Preformatted_20_Text"><text:s text:c="2"/>&lt;/li&gt;</text:p>
      <text:p text:style-name="Preformatted_20_Text">&lt;/ul&gt;</text:p>
      <text:p text:style-name="Preformatted_20_Text"><text:soft-page-break/></text:p>
      <text:p text:style-name="P18"/>
      <text:p text:style-name="P21"/>
      <text:h text:style-name="Heading_20_3" text:outline-level="3">Lazy loading de la page « news »</text:h>
      <text:p text:style-name="P21"/>
      <text:list xml:id="list2165908684" text:style-name="L47">
        <text:list-item>
          <text:p text:style-name="P119">Se placer dans le répertoire de la page « news » et créer un module pour cette page :</text:p>
        </text:list-item>
      </text:list>
      <text:p text:style-name="Preformatted_20_Text"># cd pages/news</text:p>
      <text:p text:style-name="Preformatted_20_Text"># ng g module news</text:p>
      <text:p text:style-name="Preformatted_20_Text"># mv news/news.module.ts . <text:span text:style-name="T52">&lt;&lt;&lt; on place le module directement dans le répertoire news. </text:span></text:p>
      <text:p text:style-name="Preformatted_20_Text"># rm -r <text:s/>news <text:span text:style-name="T52">&lt;&lt;&lt; on détruit le répertoire devenu inutile</text:span></text:p>
      <text:p text:style-name="P21"/>
      <text:list xml:id="list1126779831" text:style-name="L48">
        <text:list-item>
          <text:p text:style-name="P120">Se placer dans le répertoire de la page « news » et créer un module de routage :</text:p>
        </text:list-item>
      </text:list>
      <text:p text:style-name="P51"># cd pages/news</text:p>
      <text:p text:style-name="P51"># ng g module news-routing</text:p>
      <text:p text:style-name="P51"># mv news-routing/news-routing.module.ts . <text:span text:style-name="T52">&lt;&lt;&lt; on place le module de routage directement</text:span></text:p>
      <text:p text:style-name="P44"><text:tab/><text:tab/><text:tab/><text:tab/><text:tab/><text:tab/><text:tab/>dans le répertoire news. </text:p>
      <text:p text:style-name="P51"># rm -r <text:s/>news-routing <text:span text:style-name="T52">&lt;&lt;&lt; on détruit le répertoire devenu inutile</text:span></text:p>
      <text:p text:style-name="P22"/>
      <text:p text:style-name="P37">!! Note : relancez VSCode, qui s’embrouille avec ces commandes manuelles</text:p>
      <text:p text:style-name="P24"/>
      <text:list xml:id="list2631976757" text:style-name="L49">
        <text:list-item>
          <text:p text:style-name="P121"><text:span text:style-name="T73">Embarquer le NewsRoutingModule dans le NewsModule en modifiant </text:span><text:span text:style-name="T23">news.module.ts</text:span></text:p>
        </text:list-item>
      </text:list>
      <text:p text:style-name="Preformatted_20_Text">import { NgModule } from '@angular/core';</text:p>
      <text:p text:style-name="Preformatted_20_Text">import { CommonModule } from '@angular/common';</text:p>
      <text:p text:style-name="P52">import { NewsRoutingModule } from './news-routing.module';</text:p>
      <text:p text:style-name="Preformatted_20_Text"/>
      <text:p text:style-name="Preformatted_20_Text">@NgModule({</text:p>
      <text:p text:style-name="Preformatted_20_Text"><text:s text:c="2"/>declarations: [],</text:p>
      <text:p text:style-name="Preformatted_20_Text"><text:s text:c="2"/>imports: [</text:p>
      <text:p text:style-name="Preformatted_20_Text"><text:s text:c="4"/>CommonModule,</text:p>
      <text:p text:style-name="Preformatted_20_Text"><text:s text:c="4"/><text:span text:style-name="T33">NewsRoutingModule</text:span></text:p>
      <text:p text:style-name="Preformatted_20_Text"><text:s text:c="2"/>]</text:p>
      <text:p text:style-name="Preformatted_20_Text">})</text:p>
      <text:p text:style-name="Preformatted_20_Text">export class NewsModule { }</text:p>
      <text:p text:style-name="Preformatted_20_Text"/>
      <text:p text:style-name="P21"/>
      <text:list xml:id="list1220727578" text:style-name="L50">
        <text:list-item>
          <text:p text:style-name="P122"><text:span text:style-name="T73">Modifier </text:span><text:span text:style-name="T23">news-routing.module.ts</text:span><text:span text:style-name="T73"> pour embarquer NewsComponent et WeekDayOfBirthModule, qui contient le pipe utile sur la page news :</text:span></text:p>
        </text:list-item>
      </text:list>
      <text:p text:style-name="Preformatted_20_Text">import { NgModule } from '@angular/core';</text:p>
      <text:p text:style-name="Preformatted_20_Text">import { CommonModule } from '@angular/common';</text:p>
      <text:p text:style-name="Preformatted_20_Text">import { RouterModule, Routes } from '@angular/router';</text:p>
      <text:p text:style-name="P52">import { NewsComponent } from './news.component';</text:p>
      <text:p text:style-name="P52">import { WeekDayOfBirthModule } from '../../lib/pipes/week-day-of-birth/week-day-of-birth.module';</text:p>
      <text:p text:style-name="Preformatted_20_Text"/>
      <text:p text:style-name="P52">const routes: Routes = [</text:p>
      <text:p text:style-name="P53"><text:s text:c="2"/>{ </text:p>
      <text:p text:style-name="P53"><text:s text:c="5"/>path: '', </text:p>
      <text:p text:style-name="P52"><text:s text:c="5"/>component: NewsComponent</text:p>
      <text:p text:style-name="P52"><text:s text:c="2"/>}</text:p>
      <text:p text:style-name="P52">];</text:p>
      <text:p text:style-name="Preformatted_20_Text"/>
      <text:p text:style-name="Preformatted_20_Text"/>
      <text:p text:style-name="Preformatted_20_Text">@NgModule({</text:p>
      <text:p text:style-name="Preformatted_20_Text"><text:s text:c="2"/>declarations: [</text:p>
      <text:p text:style-name="Preformatted_20_Text"><text:s text:c="4"/><text:span text:style-name="T33">NewsComponent</text:span></text:p>
      <text:p text:style-name="Preformatted_20_Text"><text:s text:c="2"/>],</text:p>
      <text:p text:style-name="Preformatted_20_Text"><text:s text:c="2"/>imports: [</text:p>
      <text:p text:style-name="Preformatted_20_Text"><text:s text:c="4"/>CommonModule,</text:p>
      <text:p text:style-name="Preformatted_20_Text"><text:s text:c="4"/><text:span text:style-name="T33">RouterModule.forChild(routes),</text:span></text:p>
      <text:p text:style-name="P52"><text:s text:c="4"/>WeekDayOfBirthModule</text:p>
      <text:p text:style-name="Preformatted_20_Text"><text:s text:c="2"/>]</text:p>
      <text:p text:style-name="Preformatted_20_Text">})</text:p>
      <text:p text:style-name="Preformatted_20_Text">export class NewsRoutingModule { }</text:p>
      <text:p text:style-name="P21"/>
      <text:p text:style-name="P36">!! <text:span text:style-name="T73">Notez le routing « forChild » au lieu de « forRoot », nécessaire pour une route secondaire en lazy loading. </text:span></text:p>
      <text:p text:style-name="P21"/>
      <text:list xml:id="list546111391" text:style-name="L51">
        <text:list-item>
          <text:p text:style-name="P123"><text:span text:style-name="T74">Modifier </text:span><text:span text:style-name="T32">app-routing.module.ts</text:span><text:span text:style-name="T74"> pour lui indiquer que la route « news » sera en lazy loading,et qu’il n’a plus besoin d’embarquer NewsComponent</text:span></text:p>
        </text:list-item>
      </text:list>
      <text:p text:style-name="P55"><text:soft-page-break/>// import { NewsComponent } from './pages/news/news.component';</text:p>
      <text:p text:style-name="P55">...</text:p>
      <text:p text:style-name="P55">/*{</text:p>
      <text:p text:style-name="Preformatted_20_Text"><text:s text:c="4"/>path: 'news',</text:p>
      <text:p text:style-name="Preformatted_20_Text"><text:s text:c="4"/>component: NewsComponent</text:p>
      <text:p text:style-name="Preformatted_20_Text"><text:s text:c="2"/>},*/</text:p>
      <text:p text:style-name="Preformatted_20_Text"><text:s text:c="2"/>{ path: 'news',</text:p>
      <text:p text:style-name="Preformatted_20_Text"><text:s text:c="6"/>loadChildren:'./pages/news/news.module#NewsModule',</text:p>
      <text:p text:style-name="Preformatted_20_Text"><text:s text:c="2"/>},</text:p>
      <text:p text:style-name="Preformatted_20_Text">...</text:p>
      <text:p text:style-name="P23"/>
      <text:p text:style-name="P21"/>
      <text:h text:style-name="Heading_20_3" text:outline-level="3">Page profil avec formulaire, two-way data binding</text:h>
      <text:p text:style-name="P16"/>
      <text:list xml:id="list1895908516" text:style-name="L52">
        <text:list-item>
          <text:p text:style-name="P124">Créer la page profil</text:p>
        </text:list-item>
      </text:list>
      <text:p text:style-name="Preformatted_20_Text"># cd pages</text:p>
      <text:p text:style-name="Preformatted_20_Text"># ng g component profil</text:p>
      <text:p text:style-name="Preformatted_20_Text">CREATE src/app/pages/profil/profil.component.css (0 bytes)</text:p>
      <text:p text:style-name="Preformatted_20_Text">CREATE src/app/pages/profil/profil.component.html (25 bytes)</text:p>
      <text:p text:style-name="Preformatted_20_Text">CREATE src/app/pages/profil/profil.component.spec.ts (628 bytes)</text:p>
      <text:p text:style-name="Preformatted_20_Text">CREATE src/app/pages/profil/profil.component.ts (269 bytes)</text:p>
      <text:p text:style-name="Preformatted_20_Text">UPDATE src/app/app.module.ts (1043 bytes) <text:span text:style-name="T54">&lt;&lt;&lt; <text:s/>le composant est automatiquement embarqué dans app.module.ts</text:span></text:p>
      <text:p text:style-name="P28"/>
      <text:list xml:id="list2350460071" text:style-name="L53">
        <text:list-item>
          <text:p text:style-name="P125"><text:span text:style-name="T75">On déplace l’import du composant ProfilComponent depuis </text:span><text:span text:style-name="T24">app.module.ts</text:span><text:span text:style-name="T75">, vers </text:span><text:span text:style-name="T24">app-routing.module.ts</text:span><text:span text:style-name="T75">, et on déclare la nouvelle route</text:span></text:p>
        </text:list-item>
      </text:list>
      <text:p text:style-name="Preformatted_20_Text">import { ProfilComponent } from './pages/profil/profil.component';</text:p>
      <text:p text:style-name="Preformatted_20_Text">...</text:p>
      <text:p text:style-name="Preformatted_20_Text">const routes: Routes = [</text:p>
      <text:p text:style-name="Preformatted_20_Text"><text:s text:c="2"/>...</text:p>
      <text:p text:style-name="Preformatted_20_Text"><text:s text:c="2"/>{</text:p>
      <text:p text:style-name="Preformatted_20_Text"><text:s text:c="4"/>path: 'profil',</text:p>
      <text:p text:style-name="Preformatted_20_Text"><text:s text:c="4"/>component: ProfilComponent</text:p>
      <text:p text:style-name="Preformatted_20_Text"><text:s text:c="2"/>},</text:p>
      <text:p text:style-name="Preformatted_20_Text">...</text:p>
      <text:p text:style-name="Preformatted_20_Text"/>
      <text:p text:style-name="P16"/>
      <text:list xml:id="list3012298011" text:style-name="L54">
        <text:list-item>
          <text:p text:style-name="P126"><text:span text:style-name="T76">Modifier la navigation du header pour atteindre la page profil sur un clic, </text:span><text:span text:style-name="T25">header.component.html </text:span><text:span text:style-name="T76">:</text:span></text:p>
        </text:list-item>
      </text:list>
      <text:p text:style-name="Preformatted_20_Text">...</text:p>
      <text:p text:style-name="Preformatted_20_Text"><text:s text:c="4"/>&lt;li&gt;</text:p>
      <text:p text:style-name="Preformatted_20_Text"><text:s text:c="6"/>&lt;a [routerLink]="['profil']"&gt;Profil&lt;/a&gt;</text:p>
      <text:p text:style-name="Preformatted_20_Text"><text:s text:c="4"/>&lt;/li&gt;</text:p>
      <text:p text:style-name="Preformatted_20_Text">...</text:p>
      <text:p text:style-name="P16"/>
      <text:list xml:id="list3455954564" text:style-name="L55">
        <text:list-item>
          <text:p text:style-name="P128">Vérifier que la page fonctionne</text:p>
        </text:list-item>
      </text:list>
      <text:p text:style-name="P16"/>
      <text:p text:style-name="P16"/>
      <text:list xml:id="list141909183613442" text:continue-numbering="true" text:style-name="L55">
        <text:list-item>
          <text:p text:style-name="P127"><text:span text:style-name="T77">Embarquer les modules standard Angular FormsModule et ReactiveFormsModule dans </text:span><text:span text:style-name="T26">app.module.ts</text:span></text:p>
        </text:list-item>
      </text:list>
      <text:p text:style-name="Preformatted_20_Text">import { FormsModule, ReactiveFormsModule } from '@angular/forms';</text:p>
      <text:p text:style-name="Preformatted_20_Text">...</text:p>
      <text:p text:style-name="Preformatted_20_Text"><text:s text:c="2"/>imports: [</text:p>
      <text:p text:style-name="Preformatted_20_Text"><text:s text:c="4"/>...</text:p>
      <text:p text:style-name="Preformatted_20_Text"><text:s text:c="4"/>FormsModule, </text:p>
      <text:p text:style-name="Preformatted_20_Text"><text:s text:c="4"/>ReactiveFormsModule </text:p>
      <text:p text:style-name="Preformatted_20_Text"><text:s text:c="2"/>],</text:p>
      <text:p text:style-name="Preformatted_20_Text">...</text:p>
      <text:p text:style-name="Preformatted_20_Text"/>
      <text:p text:style-name="P16"/>
      <text:list xml:id="list142232478" text:style-name="L56">
        <text:list-item>
          <text:p text:style-name="P129"><text:span text:style-name="T77">Déclarer le formulaire dans le composant profil, </text:span><text:span text:style-name="T26">profil.component.ts</text:span></text:p>
        </text:list-item>
      </text:list>
      <text:p text:style-name="Preformatted_20_Text">import { Component, OnInit } from '@angular/core';</text:p>
      <text:p text:style-name="P52">import { FormGroup, FormControl } from '@angular/forms';</text:p>
      <text:p text:style-name="P52">import { StoreService } from '../../lib/services/store.service';</text:p>
      <text:p text:style-name="Preformatted_20_Text"/>
      <text:p text:style-name="Preformatted_20_Text">@Component({</text:p>
      <text:p text:style-name="Preformatted_20_Text"><text:s text:c="2"/>selector: 'app-profil',</text:p>
      <text:p text:style-name="Preformatted_20_Text"><text:s text:c="2"/>templateUrl: './profil.component.html',</text:p>
      <text:p text:style-name="Preformatted_20_Text"><text:s text:c="2"/>styleUrls: ['./profil.component.css']</text:p>
      <text:p text:style-name="Preformatted_20_Text"><text:soft-page-break/>})</text:p>
      <text:p text:style-name="Preformatted_20_Text">export class ProfilComponent implements OnInit {</text:p>
      <text:p text:style-name="Preformatted_20_Text"><text:s text:c="2"/></text:p>
      <text:p text:style-name="P52"><text:s text:c="2"/>myform: FormGroup;</text:p>
      <text:p text:style-name="Preformatted_20_Text"/>
      <text:p text:style-name="P57"><text:s text:c="2"/>constructor(</text:p>
      <text:p text:style-name="P57"><text:tab/><text:span text:style-name="T34">private store: StoreService</text:span></text:p>
      <text:p text:style-name="P57"><text:s text:c="2"/>) { }</text:p>
      <text:p text:style-name="Preformatted_20_Text"/>
      <text:p text:style-name="Preformatted_20_Text"><text:s text:c="2"/>ngOnInit() {</text:p>
      <text:p text:style-name="Preformatted_20_Text"><text:s text:c="4"/><text:span text:style-name="T33">this.myform = new FormGroup({</text:span></text:p>
      <text:p text:style-name="P52"><text:s text:c="6"/>nom : new FormControl(),</text:p>
      <text:p text:style-name="P52"><text:s text:c="6"/>prenom: new FormControl()</text:p>
      <text:p text:style-name="P52"><text:s text:c="4"/>});</text:p>
      <text:p text:style-name="Preformatted_20_Text"><text:s text:c="2"/>}</text:p>
      <text:p text:style-name="Preformatted_20_Text"/>
      <text:p text:style-name="Preformatted_20_Text"><text:s text:c="2"/><text:span text:style-name="T33">onSubmit() {</text:span></text:p>
      <text:p text:style-name="P52"><text:s text:c="4"/>console.log(this.myform.value);</text:p>
      <text:p text:style-name="P52"/>
      <text:p text:style-name="P52"><text:s text:c="4"/><text:span text:style-name="T52">// </text:span><text:span text:style-name="T55">On met à jour le store.user avec les nouvelles données du formulaire</text:span></text:p>
      <text:p text:style-name="P54"><text:s text:c="4"/>this.store.user.<text:span text:style-name="T78">pre</text:span>nom = this.myform.value.<text:span text:style-name="T78">pre</text:span>nom;<text:tab/></text:p>
      <text:p text:style-name="P54"><text:s text:c="4"/>this.store.user.nom = this.myform.value.nom;<text:tab/></text:p>
      <text:p text:style-name="P54"><text:s text:c="2"/>}</text:p>
      <text:p text:style-name="Preformatted_20_Text"/>
      <text:p text:style-name="Preformatted_20_Text">}</text:p>
      <text:p text:style-name="P16"/>
      <text:list xml:id="list2989133005" text:style-name="L57">
        <text:list-item>
          <text:p text:style-name="P130"><text:span text:style-name="T78">Mettre en place le formulaire HTML dans </text:span><text:span text:style-name="T27">profil.component.html</text:span></text:p>
        </text:list-item>
      </text:list>
      <text:p text:style-name="Preformatted_20_Text">&lt;div class="formulaire"&gt;</text:p>
      <text:p text:style-name="Preformatted_20_Text"><text:s text:c="2"/>&lt;form [formGroup]="myform" (ngSubmit)="onSubmit()"&gt;</text:p>
      <text:p text:style-name="Preformatted_20_Text"><text:s text:c="4"/></text:p>
      <text:p text:style-name="Preformatted_20_Text"><text:s text:c="4"/>&lt;div class="form-group"&gt;</text:p>
      <text:p text:style-name="Preformatted_20_Text"><text:s text:c="6"/>&lt;label&gt;Prénom&lt;/label&gt;</text:p>
      <text:p text:style-name="Preformatted_20_Text"><text:s text:c="6"/>&lt;input <text:s/>type="text"</text:p>
      <text:p text:style-name="Preformatted_20_Text"><text:s text:c="14"/>class="form-control"</text:p>
      <text:p text:style-name="Preformatted_20_Text"><text:s text:c="14"/>placeholder="indiquez votre prénom usuel"</text:p>
      <text:p text:style-name="Preformatted_20_Text"><text:s text:c="14"/>formControlName="prenom"</text:p>
      <text:p text:style-name="Preformatted_20_Text"><text:s text:c="14"/>required</text:p>
      <text:p text:style-name="Preformatted_20_Text"><text:s text:c="6"/>/&gt;</text:p>
      <text:p text:style-name="Preformatted_20_Text"><text:s text:c="6"/>&lt;div class="form-group"&gt;</text:p>
      <text:p text:style-name="Preformatted_20_Text"><text:s text:c="8"/>&lt;label&gt;Nom&lt;/label&gt;</text:p>
      <text:p text:style-name="Preformatted_20_Text"><text:s text:c="8"/>&lt;input <text:s/>type="text"</text:p>
      <text:p text:style-name="Preformatted_20_Text"><text:s text:c="16"/>class="form-control"</text:p>
      <text:p text:style-name="Preformatted_20_Text"><text:s text:c="16"/>placeholder="indiquez votre nom de famille"</text:p>
      <text:p text:style-name="Preformatted_20_Text"><text:s text:c="16"/>formControlName="nom"</text:p>
      <text:p text:style-name="Preformatted_20_Text"><text:s text:c="16"/>required</text:p>
      <text:p text:style-name="Preformatted_20_Text"><text:s text:c="8"/>/&gt;</text:p>
      <text:p text:style-name="Preformatted_20_Text"><text:s text:c="6"/>&lt;/div&gt;</text:p>
      <text:p text:style-name="Preformatted_20_Text"><text:s text:c="6"/>&lt;/div&gt;</text:p>
      <text:p text:style-name="Preformatted_20_Text"><text:s text:c="4"/>&lt;button type="submit" class="btn btn-primary"&gt;Valider&lt;/button&gt;</text:p>
      <text:p text:style-name="Preformatted_20_Text"><text:s text:c="2"/>&lt;/form&gt;</text:p>
      <text:p text:style-name="Preformatted_20_Text">&lt;/div&gt;</text:p>
      <text:p text:style-name="P16"/>
      <text:list xml:id="list671607314" text:style-name="L58">
        <text:list-item>
          <text:p text:style-name="P131"><text:span text:style-name="T78">Le fichier css associé, </text:span><text:span text:style-name="T27">profil.component.css</text:span></text:p>
        </text:list-item>
      </text:list>
      <text:p text:style-name="Preformatted_20_Text">.formulaire <text:s/>{</text:p>
      <text:p text:style-name="Preformatted_20_Text"><text:s text:c="4"/>margin: auto;</text:p>
      <text:p text:style-name="Preformatted_20_Text"><text:s text:c="4"/>width: 50%;</text:p>
      <text:p text:style-name="Preformatted_20_Text">}</text:p>
      <text:p text:style-name="P16"/>
      <text:p text:style-name="P16"/>
      <text:list xml:id="list2017905599" text:style-name="L59">
        <text:list-item>
          <text:p text:style-name="P132">Vérifier que tout fonctionne, et qu’une modification des nom et prénom du user se répercute instantanément dans le header et les autres pages (popin sur home, affichage sur news).</text:p>
        </text:list-item>
      </text:list>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master-page-name="">
      <loext:graphic-properties draw:fill="solid" draw:fill-color="#dddddd"/>
      <style:paragraph-properties fo:margin-left="1.3cm" fo:margin-right="0cm" fo:margin-top="0cm" fo:margin-bottom="0cm" loext:contextual-spacing="false" fo:text-indent="0cm" style:auto-text-indent="false" style:page-number="auto" fo:background-color="#dddddd" fo:padding="0.101cm" fo:border="none" style:shadow="none"/>
      <style:text-properties fo:color="#0d1f63" style:font-name="Liberation Mono" fo:font-family="'Liberation Mono'" style:font-family-generic="modern" style:font-pitch="fixed" fo:font-size="8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10T14:35:53.889110629</meta:creation-date>
    <meta:generator>LibreOffice/6.4.6.2$Linux_X86_64 LibreOffice_project/40$Build-2</meta:generator>
    <dc:date>2021-03-10T14:19:07.417593361</dc:date>
    <meta:editing-duration>P1DT7H31M40S</meta:editing-duration>
    <meta:editing-cycles>35</meta:editing-cycles>
    <meta:document-statistic meta:table-count="0" meta:image-count="0" meta:object-count="0" meta:page-count="13" meta:paragraph-count="652" meta:word-count="2922" meta:character-count="21937" meta:non-whitespace-character-count="18312"/>
  </office:meta>
</office:document-meta>
</file>